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ans-serif"/>
    <style:font-face style:name="Courier1" svg:font-family="Courier"/>
    <style:font-face style:name="Courier New1" svg:font-family="'Courier New', monospace"/>
    <style:font-face style:name="Courier" svg:font-family="Courier, monospace"/>
    <style:font-face style:name="Lucida Console" svg:font-family="'Lucida Console'"/>
    <style:font-face style:name="StarSymbol" svg:font-family="StarSymbol"/>
    <style:font-face style:name="Times New Roman1" svg:font-family="'Times New Roman'"/>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ystem" style:font-pitch="variable"/>
  </office:font-face-decls>
  <office:automatic-styles>
    <style:style style:name="NumberLexems" style:family="table">
      <style:table-properties style:width="7.3188in" table:align="margins"/>
    </style:style>
    <style:style style:name="NumberLexems.A" style:family="table-column">
      <style:table-column-properties style:column-width="1.8299in" style:rel-column-width="16383*"/>
    </style:style>
    <style:style style:name="NumberLexems.C" style:family="table-column">
      <style:table-column-properties style:column-width="1.8299in" style:rel-column-width="16384*"/>
    </style:style>
    <style:style style:name="NumberLexems.D" style:family="table-column">
      <style:table-column-properties style:column-width="1.8299in" style:rel-column-width="16385*"/>
    </style:style>
    <style:style style:name="NumberLexems.A1" style:family="table-cell">
      <style:table-cell-properties fo:padding="0.0382in" fo:border-left="0.0007in solid #000000" fo:border-right="none" fo:border-top="0.0007in solid #000000" fo:border-bottom="0.0007in solid #000000"/>
    </style:style>
    <style:style style:name="NumberLexems.D1" style:family="table-cell">
      <style:table-cell-properties fo:padding="0.0382in" fo:border="0.0007in solid #000000"/>
    </style:style>
    <style:style style:name="NumberLexems.A2" style:family="table-cell">
      <style:table-cell-properties fo:padding="0.0382in" fo:border-left="0.0007in solid #000000" fo:border-right="none" fo:border-top="none" fo:border-bottom="0.0007in solid #000000"/>
    </style:style>
    <style:style style:name="NumberLexems.D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margin-left="0in" fo:margin-right="0.0402in" fo:margin-top="0.0201in" fo:margin-bottom="0in" fo:text-align="start" style:justify-single-word="false" fo:text-indent="0in" style:auto-text-indent="false"/>
    </style:style>
    <style:style style:name="P2" style:family="paragraph" style:parent-style-name="Table_20_Contents">
      <style:paragraph-properties fo:margin-left="0in" fo:margin-right="0.0402in" fo:margin-top="0.0201in" fo:margin-bottom="0in" fo:text-align="end" style:justify-single-word="false" fo:text-indent="0in" style:auto-text-indent="false"/>
      <style:text-properties fo:font-size="7pt"/>
    </style:style>
    <style:style style:name="P3" style:family="paragraph" style:parent-style-name="Text_20_body">
      <style:paragraph-properties fo:margin-top="0in" fo:margin-bottom="0in"/>
    </style:style>
    <style:style style:name="P4" style:family="paragraph" style:parent-style-name="Text_20_body">
      <style:paragraph-properties fo:margin-top="0in" fo:margin-bottom="0in"/>
      <style:text-properties style:font-name="Courier New" fo:font-size="10pt" style:font-size-asian="10pt" style:font-size-complex="10pt"/>
    </style:style>
    <style:style style:name="P5" style:family="paragraph" style:parent-style-name="Text_20_body">
      <style:paragraph-properties fo:margin-top="0in" fo:margin-bottom="0in"/>
      <style:text-properties style:use-window-font-color="true" fo:background-color="transparent"/>
    </style:style>
    <style:style style:name="P6" style:family="paragraph" style:parent-style-name="Contents_20_1">
      <style:paragraph-properties>
        <style:tab-stops>
          <style:tab-stop style:position="7.3189in" style:type="right" style:leader-style="dotted" style:leader-text="."/>
        </style:tab-stops>
      </style:paragraph-properties>
    </style:style>
    <style:style style:name="P7" style:family="paragraph" style:parent-style-name="Contents_20_2">
      <style:paragraph-properties>
        <style:tab-stops>
          <style:tab-stop style:position="7.122in" style:type="right" style:leader-style="dotted" style:leader-text="."/>
        </style:tab-stops>
      </style:paragraph-properties>
    </style:style>
    <style:style style:name="P8" style:family="paragraph" style:parent-style-name="Contents_20_3">
      <style:paragraph-properties>
        <style:tab-stops>
          <style:tab-stop style:position="6.9256in" style:type="right" style:leader-style="dotted" style:leader-text="."/>
        </style:tab-stops>
      </style:paragraph-properties>
    </style:style>
    <style:style style:name="P9" style:family="paragraph" style:parent-style-name="Text_20_body">
      <style:paragraph-properties fo:margin-top="0.0799in" fo:margin-bottom="0in" fo:text-align="justify" style:justify-single-word="false" fo:padding="0in" fo:border="none"/>
    </style:style>
    <style:style style:name="P10" style:family="paragraph" style:parent-style-name="Text_20_body">
      <style:paragraph-properties fo:margin-top="0.0799in" fo:margin-bottom="0in" fo:text-align="justify" style:justify-single-word="false" fo:padding="0in" fo:border="none"/>
      <style:text-properties style:font-name="Courier" fo:font-size="10pt"/>
    </style:style>
    <style:style style:name="P11" style:family="paragraph" style:parent-style-name="Text_20_body">
      <style:paragraph-properties fo:margin-top="0.0799in" fo:margin-bottom="0in"/>
    </style:style>
    <style:style style:name="P12" style:family="paragraph" style:parent-style-name="Text_20_body">
      <style:paragraph-properties fo:margin-top="0.0799in" fo:margin-bottom="0in" fo:text-align="justify" style:justify-single-word="false" fo:background-color="#c0c0c0" fo:padding="0in" fo:border="none">
        <style:background-image/>
      </style:paragraph-properties>
    </style:style>
    <style:style style:name="P13" style:family="paragraph" style:parent-style-name="Preformatted_20_Text">
      <style:paragraph-properties fo:margin-top="0.0598in" fo:margin-bottom="0.1965in"/>
    </style:style>
    <style:style style:name="P14" style:family="paragraph" style:parent-style-name="Text_20_body">
      <style:paragraph-properties fo:margin-top="0in" fo:margin-bottom="0.1965in"/>
    </style:style>
    <style:style style:name="P15" style:family="paragraph" style:parent-style-name="Preformatted_20_Text">
      <style:paragraph-properties fo:background-color="#c0c0c0">
        <style:background-image/>
      </style:paragraph-properties>
    </style:style>
    <style:style style:name="P16" style:family="paragraph" style:parent-style-name="Preformatted_20_Text">
      <style:paragraph-properties fo:background-color="#c0c0c0">
        <style:background-image/>
      </style:paragraph-properties>
      <style:text-properties fo:font-size="10pt" style:font-size-asian="10pt" style:font-size-complex="10pt"/>
    </style:style>
    <style:style style:name="P17" style:family="paragraph" style:parent-style-name="Preformatted_20_Text">
      <style:paragraph-properties fo:background-color="#c0c0c0">
        <style:background-image/>
      </style:paragraph-properties>
      <style:text-properties style:font-name="Courier New" fo:font-size="10pt" style:font-size-asian="10pt" style:font-size-complex="10pt"/>
    </style:style>
    <style:style style:name="P18" style:family="paragraph" style:parent-style-name="Text_20_body">
      <style:paragraph-properties fo:margin-top="0.1098in" fo:margin-bottom="0in"/>
    </style:style>
    <style:style style:name="P19" style:family="paragraph" style:parent-style-name="Text_20_body">
      <style:paragraph-properties fo:margin-left="0in" fo:margin-right="0.0701in" fo:margin-top="0.0799in" fo:margin-bottom="0in" fo:text-align="justify" style:justify-single-word="false" fo:text-indent="0in" style:auto-text-indent="false" fo:padding="0in" fo:border="none"/>
    </style:style>
    <style:style style:name="P20" style:family="paragraph" style:parent-style-name="Text_20_body">
      <style:paragraph-properties fo:margin-left="0in" fo:margin-right="0.0299in" fo:margin-top="0.0799in" fo:margin-bottom="0in" fo:text-align="justify" style:justify-single-word="false" fo:text-indent="0in" style:auto-text-indent="false" fo:padding="0in" fo:border="none"/>
    </style:style>
    <style:style style:name="P21" style:family="paragraph" style:parent-style-name="Preformatted_20_Text">
      <style:paragraph-properties fo:margin-left="0in" fo:margin-right="0.0598in" fo:text-indent="0in" style:auto-text-indent="false" fo:background-color="#c0c0c0">
        <style:background-image/>
      </style:paragraph-properties>
    </style:style>
    <style:style style:name="P22" style:family="paragraph" style:parent-style-name="Preformatted_20_Text">
      <style:paragraph-properties fo:margin-left="0in" fo:margin-right="0.0598in" fo:text-indent="0in" style:auto-text-indent="false" fo:background-color="#c0c0c0">
        <style:background-image/>
      </style:paragraph-properties>
      <style:text-properties style:font-name="Courier New" fo:font-size="10pt" style:font-size-asian="10pt" style:font-size-complex="10pt"/>
    </style:style>
    <style:style style:name="P23" style:family="paragraph" style:parent-style-name="Preformatted_20_Text">
      <style:paragraph-properties fo:margin-left="0in" fo:margin-right="0.0598in" fo:text-indent="0in" style:auto-text-indent="false" fo:background-color="#c0c0c0">
        <style:background-image/>
      </style:paragraph-properties>
      <style:text-properties style:font-name="Courier" fo:font-size="10pt"/>
    </style:style>
    <style:style style:name="P24" style:family="paragraph" style:parent-style-name="Preformatted_20_Text">
      <style:paragraph-properties fo:margin-left="0in" fo:margin-right="0.0598in" fo:text-indent="0in" style:auto-text-indent="false"/>
    </style:style>
    <style:style style:name="P25" style:family="paragraph" style:parent-style-name="Preformatted_20_Text">
      <style:text-properties style:font-name="Courier" fo:font-size="10pt"/>
    </style:style>
    <style:style style:name="P26" style:family="paragraph" style:parent-style-name="Preformatted_20_Text">
      <style:text-properties fo:color="#000000" fo:font-size="8pt" fo:background-color="#c0c0c0"/>
    </style:style>
    <style:style style:name="P27" style:family="paragraph" style:parent-style-name="Text_20_body">
      <style:paragraph-properties fo:margin-top="0.0799in" fo:margin-bottom="0.1965in" fo:text-align="justify" style:justify-single-word="false" fo:padding="0in" fo:border="none"/>
    </style:style>
    <style:style style:name="P28" style:family="paragraph" style:parent-style-name="Paragraph_20_Padding">
      <style:paragraph-properties fo:margin-top="0.0799in" fo:margin-bottom="0in" fo:text-align="justify" style:justify-single-word="false" fo:padding="0in" fo:border="none"/>
    </style:style>
    <style:style style:name="P29" style:family="paragraph" style:parent-style-name="Text_20_body" style:master-page-name="">
      <style:paragraph-properties style:page-number="auto" fo:break-before="auto" fo:break-after="auto"/>
    </style:style>
    <style:style style:name="P30" style:family="paragraph" style:parent-style-name="Text_20_body" style:master-page-name="HTML">
      <style:paragraph-properties fo:margin-top="0in" fo:margin-bottom="0in" style:page-number="auto" fo:padding="0in" fo:border="none"/>
      <style:text-properties style:font-name="Arial" fo:font-size="16pt" fo:font-weight="bold"/>
    </style:style>
    <style:style style:name="P31" style:family="paragraph" style:parent-style-name="Text_20_body" style:master-page-name="">
      <style:paragraph-properties fo:margin-top="0in" fo:margin-bottom="0in" style:page-number="auto" fo:break-before="auto" fo:break-after="auto"/>
    </style:style>
    <style:style style:name="P32" style:family="paragraph" style:parent-style-name="Text_20_body" style:list-style-name="L10" style:master-page-name="">
      <style:paragraph-properties fo:margin-top="0in" fo:margin-bottom="0in" style:page-number="auto" fo:break-before="auto" fo:break-after="auto"/>
    </style:style>
    <style:style style:name="P33" style:family="paragraph" style:parent-style-name="Text_20_body" style:master-page-name="">
      <style:paragraph-properties fo:margin-top="0in" fo:margin-bottom="0in" style:page-number="auto" fo:break-before="auto" fo:break-after="auto"/>
      <style:text-properties fo:language="en" fo:country="none"/>
    </style:style>
    <style:style style:name="P34" style:family="paragraph" style:parent-style-name="Text_20_body" style:list-style-name="L16" style:master-page-name="">
      <style:paragraph-properties fo:margin-top="0in" fo:margin-bottom="0in" style:page-number="auto" fo:break-before="auto" fo:break-after="auto"/>
    </style:style>
    <style:style style:name="P35" style:family="paragraph" style:parent-style-name="Text_20_body" style:list-style-name="L17" style:master-page-name="">
      <style:paragraph-properties fo:margin-top="0in" fo:margin-bottom="0in" style:page-number="auto" fo:break-before="auto" fo:break-after="auto"/>
    </style:style>
    <style:style style:name="P36" style:family="paragraph" style:parent-style-name="Text_20_body" style:list-style-name="L17" style:master-page-name="">
      <style:paragraph-properties fo:margin-top="0in" fo:margin-bottom="0in" style:page-number="auto" fo:break-before="auto" fo:break-after="auto"/>
    </style:style>
    <style:style style:name="P37" style:family="paragraph" style:parent-style-name="Text_20_body" style:list-style-name="L17" style:master-page-name="">
      <style:paragraph-properties fo:margin-top="0in" fo:margin-bottom="0in" style:page-number="auto" fo:break-before="auto" fo:break-after="auto"/>
    </style:style>
    <style:style style:name="P38" style:family="paragraph" style:parent-style-name="Text_20_body" style:list-style-name="L17" style:master-page-name="">
      <style:paragraph-properties fo:margin-top="0in" fo:margin-bottom="0in" style:page-number="auto" fo:break-before="auto" fo:break-after="auto"/>
    </style:style>
    <style:style style:name="P39" style:family="paragraph" style:parent-style-name="Text_20_body" style:list-style-name="L17" style:master-page-name="">
      <style:paragraph-properties fo:margin-top="0in" fo:margin-bottom="0in" style:page-number="auto" fo:break-before="auto" fo:break-after="auto"/>
    </style:style>
    <style:style style:name="P40" style:family="paragraph" style:parent-style-name="Text_20_body" style:list-style-name="L17" style:master-page-name="">
      <style:paragraph-properties fo:margin-top="0in" fo:margin-bottom="0in" style:page-number="auto" fo:break-before="auto" fo:break-after="auto"/>
    </style:style>
    <style:style style:name="P41" style:family="paragraph" style:parent-style-name="Text_20_body" style:list-style-name="L18" style:master-page-name="">
      <style:paragraph-properties fo:margin-top="0in" fo:margin-bottom="0in" style:page-number="auto" fo:break-before="auto" fo:break-after="auto"/>
    </style:style>
    <style:style style:name="P42" style:family="paragraph" style:parent-style-name="Text_20_body" style:master-page-name="">
      <style:paragraph-properties fo:margin-top="0in" fo:margin-bottom="0in" style:page-number="auto" fo:break-before="auto" fo:break-after="auto"/>
      <style:text-properties fo:font-style="italic"/>
    </style:style>
    <style:style style:name="P43" style:family="paragraph" style:parent-style-name="Text_20_body" style:list-style-name="L20" style:master-page-name="">
      <style:paragraph-properties fo:margin-top="0in" fo:margin-bottom="0in" style:page-number="auto" fo:break-before="auto" fo:break-after="auto"/>
      <style:text-properties fo:font-style="italic"/>
    </style:style>
    <style:style style:name="P44" style:family="paragraph" style:parent-style-name="Text_20_body" style:list-style-name="L20" style:master-page-name="">
      <style:paragraph-properties fo:margin-top="0in" fo:margin-bottom="0in" style:page-number="auto" fo:break-before="auto" fo:break-after="auto"/>
      <style:text-properties fo:font-style="italic"/>
    </style:style>
    <style:style style:name="P45" style:family="paragraph" style:parent-style-name="Text_20_body" style:list-style-name="L19" style:master-page-name="">
      <style:paragraph-properties fo:margin-top="0in" fo:margin-bottom="0in" style:page-number="auto" fo:break-before="auto" fo:break-after="auto"/>
    </style:style>
    <style:style style:name="P46" style:family="paragraph" style:parent-style-name="Text_20_body" style:list-style-name="L20" style:master-page-name="">
      <style:paragraph-properties fo:margin-top="0in" fo:margin-bottom="0in" style:page-number="auto" fo:break-before="auto" fo:break-after="auto"/>
    </style:style>
    <style:style style:name="P47" style:family="paragraph" style:parent-style-name="Text_20_body" style:list-style-name="L20" style:master-page-name="">
      <style:paragraph-properties fo:margin-top="0in" fo:margin-bottom="0in" style:page-number="auto" fo:break-before="auto" fo:break-after="auto"/>
    </style:style>
    <style:style style:name="P48" style:family="paragraph" style:parent-style-name="Text_20_body" style:list-style-name="L20" style:master-page-name="">
      <style:paragraph-properties fo:margin-top="0in" fo:margin-bottom="0in" style:page-number="auto" fo:break-before="auto" fo:break-after="auto"/>
    </style:style>
    <style:style style:name="P49" style:family="paragraph" style:parent-style-name="Text_20_body" style:master-page-name="">
      <style:paragraph-properties fo:margin-top="0in" fo:margin-bottom="0in" fo:text-align="start" style:justify-single-word="false" style:page-number="auto" fo:break-before="auto" fo:break-after="auto"/>
    </style:style>
    <style:style style:name="P50" style:family="paragraph" style:parent-style-name="Text_20_body" style:master-page-name="">
      <style:paragraph-properties fo:margin-top="0in" fo:margin-bottom="0in" style:page-number="auto" fo:break-before="auto" fo:break-after="auto" fo:background-color="#e0e0e0" fo:padding-left="0in" fo:padding-right="0in" fo:padding-top="0.0799in" fo:padding-bottom="0.0799in" fo:border-left="none" fo:border-right="none" fo:border-top="0.0008in solid #000000" fo:border-bottom="0.0008in solid #000000">
        <style:background-image/>
      </style:paragraph-properties>
      <style:text-properties style:font-name="Lucida Console" fo:font-size="10pt"/>
    </style:style>
    <style:style style:name="P51" style:family="paragraph" style:parent-style-name="Text_20_body" style:list-style-name="L3">
      <style:paragraph-properties fo:margin-top="0in" fo:margin-bottom="0in"/>
    </style:style>
    <style:style style:name="P52" style:family="paragraph" style:parent-style-name="Text_20_body" style:list-style-name="L10">
      <style:paragraph-properties fo:margin-top="0in" fo:margin-bottom="0in"/>
    </style:style>
    <style:style style:name="P53" style:family="paragraph" style:parent-style-name="Text_20_body" style:list-style-name="L1">
      <style:paragraph-properties fo:margin-top="0.0799in" fo:margin-bottom="0in"/>
    </style:style>
    <style:style style:name="P54" style:family="paragraph" style:parent-style-name="Text_20_body" style:list-style-name="L21">
      <style:paragraph-properties fo:margin-top="0.0799in" fo:margin-bottom="0in"/>
    </style:style>
    <style:style style:name="P55" style:family="paragraph" style:parent-style-name="Text_20_body">
      <style:paragraph-properties fo:margin-top="0.0799in" fo:margin-bottom="0in" fo:text-align="justify" style:justify-single-word="false" fo:padding="0in" fo:border="none"/>
    </style:style>
    <style:style style:name="P56" style:family="paragraph" style:parent-style-name="Text_20_body" style:list-style-name="L2">
      <style:paragraph-properties fo:margin-top="0.0799in" fo:margin-bottom="0in" fo:text-align="justify" style:justify-single-word="false" fo:padding="0in" fo:border="none"/>
    </style:style>
    <style:style style:name="P57" style:family="paragraph" style:parent-style-name="Text_20_body" style:list-style-name="L4">
      <style:paragraph-properties fo:margin-top="0.0799in" fo:margin-bottom="0in" fo:text-align="justify" style:justify-single-word="false" fo:padding="0in" fo:border="none"/>
    </style:style>
    <style:style style:name="P58" style:family="paragraph" style:parent-style-name="Text_20_body" style:list-style-name="L5">
      <style:paragraph-properties fo:margin-top="0.0799in" fo:margin-bottom="0in" fo:text-align="justify" style:justify-single-word="false" fo:padding="0in" fo:border="none"/>
    </style:style>
    <style:style style:name="P59" style:family="paragraph" style:parent-style-name="Text_20_body" style:list-style-name="L6">
      <style:paragraph-properties fo:margin-top="0.0799in" fo:margin-bottom="0in" fo:text-align="justify" style:justify-single-word="false" fo:padding="0in" fo:border="none"/>
    </style:style>
    <style:style style:name="P60" style:family="paragraph" style:parent-style-name="Text_20_body" style:list-style-name="L7">
      <style:paragraph-properties fo:margin-top="0.0799in" fo:margin-bottom="0in" fo:text-align="justify" style:justify-single-word="false" fo:padding="0in" fo:border="none"/>
    </style:style>
    <style:style style:name="P61" style:family="paragraph" style:parent-style-name="Text_20_body" style:list-style-name="L8">
      <style:paragraph-properties fo:margin-top="0.0799in" fo:margin-bottom="0in" fo:text-align="justify" style:justify-single-word="false" fo:padding="0in" fo:border="none"/>
    </style:style>
    <style:style style:name="P62" style:family="paragraph" style:parent-style-name="Text_20_body" style:list-style-name="L9">
      <style:paragraph-properties fo:margin-top="0.0799in" fo:margin-bottom="0in" fo:text-align="justify" style:justify-single-word="false" fo:padding="0in" fo:border="none"/>
    </style:style>
    <style:style style:name="P63" style:family="paragraph" style:parent-style-name="Text_20_body" style:list-style-name="L10">
      <style:paragraph-properties fo:margin-top="0.0799in" fo:margin-bottom="0in" fo:text-align="justify" style:justify-single-word="false" fo:padding="0in" fo:border="none"/>
    </style:style>
    <style:style style:name="P64" style:family="paragraph" style:parent-style-name="Text_20_body" style:list-style-name="L11">
      <style:paragraph-properties fo:margin-top="0.0799in" fo:margin-bottom="0in" fo:text-align="justify" style:justify-single-word="false" fo:padding="0in" fo:border="none"/>
    </style:style>
    <style:style style:name="P65" style:family="paragraph" style:parent-style-name="Text_20_body" style:list-style-name="L12">
      <style:paragraph-properties fo:margin-top="0.0799in" fo:margin-bottom="0in" fo:text-align="justify" style:justify-single-word="false" fo:padding="0in" fo:border="none"/>
    </style:style>
    <style:style style:name="P66" style:family="paragraph" style:parent-style-name="Text_20_body" style:list-style-name="L13">
      <style:paragraph-properties fo:margin-top="0.0799in" fo:margin-bottom="0in" fo:text-align="justify" style:justify-single-word="false" fo:padding="0in" fo:border="none"/>
    </style:style>
    <style:style style:name="P67" style:family="paragraph" style:parent-style-name="Text_20_body" style:list-style-name="L14">
      <style:paragraph-properties fo:margin-top="0.0799in" fo:margin-bottom="0in" fo:text-align="justify" style:justify-single-word="false" fo:padding="0in" fo:border="none"/>
    </style:style>
    <style:style style:name="P68" style:family="paragraph" style:parent-style-name="Text_20_body" style:list-style-name="L15">
      <style:paragraph-properties fo:margin-top="0.0799in" fo:margin-bottom="0in" fo:text-align="justify" style:justify-single-word="false" fo:padding="0in" fo:border="none"/>
    </style:style>
    <style:style style:name="P69" style:family="paragraph" style:parent-style-name="Text_20_body" style:list-style-name="L3">
      <style:paragraph-properties fo:margin-top="0in" fo:margin-bottom="0.1965in"/>
    </style:style>
    <style:style style:name="P70" style:family="paragraph" style:parent-style-name="Text_20_body" style:master-page-name="">
      <style:paragraph-properties fo:margin-left="0in" fo:margin-right="0in" fo:margin-top="0in" fo:margin-bottom="0in" fo:text-indent="0.1201in" style:auto-text-indent="false" style:page-number="auto" fo:break-before="auto" fo:break-after="auto" fo:background-color="#e0e0e0" fo:padding-left="0in" fo:padding-right="0in" fo:padding-top="0.0799in" fo:padding-bottom="0.0799in" fo:border-left="none" fo:border-right="none" fo:border-top="0.0008in solid #000000" fo:border-bottom="0.0008in solid #000000">
        <style:background-image/>
      </style:paragraph-properties>
    </style:style>
    <style:style style:name="P71" style:family="paragraph" style:parent-style-name="Text_20_body" style:master-page-name="">
      <style:paragraph-properties fo:margin-left="0.7902in" fo:margin-right="0in" fo:margin-top="0in" fo:margin-bottom="0in" fo:text-indent="0in" style:auto-text-indent="false" style:page-number="auto" fo:break-before="auto" fo:break-after="auto"/>
    </style:style>
    <style:style style:name="P72" style:family="paragraph" style:parent-style-name="Text_20_body" style:master-page-name="">
      <style:paragraph-properties fo:margin-left="0.7902in" fo:margin-right="0in" fo:margin-top="0in" fo:margin-bottom="0in" fo:text-indent="0in" style:auto-text-indent="false" style:page-number="auto" fo:break-before="auto" fo:break-after="auto"/>
      <style:text-properties fo:font-style="italic"/>
    </style:style>
    <style:style style:name="P73" style:family="paragraph" style:parent-style-name="Heading_20_2" style:master-page-name="">
      <style:paragraph-properties fo:margin-top="0.1098in" fo:margin-bottom="0in" style:page-number="auto" fo:break-before="auto" fo:break-after="auto"/>
    </style:style>
    <style:style style:name="P74" style:family="paragraph" style:parent-style-name="Table_20_Contents">
      <style:paragraph-properties fo:text-align="justify" style:justify-single-word="false"/>
    </style:style>
    <style:style style:name="P75" style:family="paragraph" style:parent-style-name="Preformatted_20_Text" style:list-style-name="L10"/>
    <style:style style:name="P76" style:family="paragraph" style:parent-style-name="Preformatted_20_Text" style:list-style-name="L13"/>
    <style:style style:name="P77" style:family="paragraph" style:parent-style-name="Preformatted_20_Text" style:list-style-name="L13">
      <style:text-properties style:font-name="Courier" fo:font-size="10pt"/>
    </style:style>
    <style:style style:name="T1" style:family="text">
      <style:text-properties fo:font-size="7pt"/>
    </style:style>
    <style:style style:name="T2" style:family="text">
      <style:text-properties style:font-name="Courier"/>
    </style:style>
    <style:style style:name="T3" style:family="text">
      <style:text-properties style:text-position="-33% 80%"/>
    </style:style>
    <style:style style:name="T4" style:family="text">
      <style:text-properties style:text-position="-33% 80%" fo:font-style="italic"/>
    </style:style>
    <style:style style:name="T5" style:family="text">
      <style:text-properties fo:font-style="italic"/>
    </style:style>
    <style:style style:name="T6" style:family="text">
      <style:text-properties style:font-name="Courier New1"/>
    </style:style>
    <style:style style:name="T7" style:family="text">
      <style:text-properties fo:language="en" fo:country="none"/>
    </style:style>
    <style:style style:name="T8" style:family="text">
      <style:text-properties style:font-name="Arial" fo:language="en" fo:country="none"/>
    </style:style>
    <style:style style:name="T9" style:family="text">
      <style:text-properties style:font-name="Courier1"/>
    </style:style>
    <style:style style:name="T10" style:family="text">
      <style:text-properties fo:color="#000000" style:font-name="Courier2"/>
    </style:style>
    <style:style style:name="T11" style:family="text"/>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section text:style-name="Sect1" text:name="Table of Contents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Preface <text:tab/>2</text:p>
            <text:p text:style-name="P6">Mosaic <text:tab/>2</text:p>
            <text:p text:style-name="P7">Algebraic structures <text:tab/>2</text:p>
            <text:p text:style-name="P8">Semigroup <text:tab/>2</text:p>
            <text:p text:style-name="P8">Monoid: <text:tab/>2</text:p>
            <text:p text:style-name="P7">Conway's game of life: <text:tab/>3</text:p>
            <text:p text:style-name="P7">Analysis of Java code. <text:tab/>3</text:p>
            <text:p text:style-name="P6">Key concepts <text:tab/>4</text:p>
            <text:p text:style-name="P7">Systems, rewriting rules and strategies. <text:tab/>4</text:p>
            <text:p text:style-name="P7">Command line interpreter. <text:tab/>8</text:p>
            <text:p text:style-name="P7">Domain tree.<text:tab/>9</text:p>
            <text:p text:style-name="P6">Java API – start not with "Hello, world". <text:tab/>9</text:p>
            <text:p text:style-name="P7">Trivial transformation: xyz <text:tab/>10</text:p>
            <text:p text:style-name="P7">Adding own facts database. <text:tab/>12</text:p>
            <text:p text:style-name="P7">Transfer of information throught propositional variables.<text:tab/>14</text:p>
            <text:p text:style-name="P6">More systematic introdution.<text:tab/>19</text:p>
            <text:p text:style-name="P7">Types of terms. <text:tab/>19</text:p>
            <text:p text:style-name="P8">Primitive types. <text:tab/>19</text:p>
            <text:p text:style-name="P8">Lists <text:tab/>19</text:p>
            <text:p text:style-name="P8">Set <text:tab/>20</text:p>
            <text:p text:style-name="P8">Java objects<text:tab/>20</text:p>
            <text:p text:style-name="P8">Propositional variabes. <text:tab/>20</text:p>
            <text:p text:style-name="P8">Complex terms.<text:tab/>20</text:p>
            <text:p text:style-name="P7">Rules<text:tab/>21</text:p>
            <text:p text:style-name="P7">Set of rules<text:tab/>21</text:p>
            <text:p text:style-name="P8">Import<text:tab/>23</text:p>
            <text:p text:style-name="P8">Order of rule application. <text:tab/>23</text:p>
            <text:p text:style-name="P8">Let and Where expressions.<text:tab/>24</text:p>
            <text:p text:style-name="P7">Systems<text:tab/>24</text:p>
            <text:p text:style-name="P7"><text:soft-page-break/>Domains<text:tab/>25</text:p>
            <text:p text:style-name="P6">What next<text:tab/>25</text:p>
          </text:index-body>
        </text:table-of-content>
        <text:p text:style-name="P3"/>
      </text:section>
      <text:p text:style-name="P9"/>
      <text:h text:style-name="Heading_20_1" text:outline-level="1"><text:a xlink:type="simple" xlink:href="" office:name="q1" text:style-name="Internet_20_link" text:visited-style-name="Visited_20_Internet_20_Link">Preface</text:a><text:a xlink:type="simple" xlink:href="" office:name="q1" text:style-name="Internet_20_link" text:visited-style-name="Visited_20_Internet_20_Link"><text:reference-ref text:reference-format="chapter" text:ref-name="Preface"/></text:a> </text:h>
      <text:p text:style-name="P9">TermWare is symbolic programming engine designed to be embedded in Java applications. Symbolic computations in TermWare are based on paradigm of rewriting rules with actions that can gracefully combine logical and imperative programming styles. In this step-by-step guide the main elements of the TermWare language and TermWare Java API are described . </text:p>
      <text:p text:style-name="P9">Other useful documents are: </text:p>
      <text:list text:style-name="L1">
        <text:list-item>
          <text:p text:style-name="P53"><text:a xlink:type="simple" xlink:href="http://www.gradsoft.ua/rus/Products/termware/jdocs/">Java API Description </text:a></text:p>
        </text:list-item>
        <text:list-item>
          <text:p text:style-name="P53"><text:a xlink:type="simple" xlink:href="http://www.gradsoft.ua/rus/Products/termware/docs/TAPI/index.html">TermWare systems API </text:a></text:p>
        </text:list-item>
        <text:list-item>
          <text:p text:style-name="P53"><text:a xlink:type="simple" xlink:href="http://www.gradsoft.ua/rus/Products/termware/docs/Semantics_eng/Semantics_eng.html">Semantics description </text:a></text:p>
        </text:list-item>
      </text:list>
      <text:h text:style-name="Heading_20_1" text:outline-level="1" text:is-list-header="true">Mosaic </text:h>
      <text:p text:style-name="P3">Some high-level examples illustrating TermWare language are given here. Without going deep into detailed explanations, we will help you to make the first impression using just a few lines of code. More or less systematic introduction will begin in the next chapter. </text:p>
      <text:p text:style-name="P3"/>
      <text:h text:style-name="Heading_20_2" text:outline-level="2">Algebraic structures </text:h>
      <text:h text:style-name="Heading_20_3" text:outline-level="3">Semigroup </text:h>
      <text:p text:style-name="P9">Semigroup is an entity that has associative operation. </text:p>
      <text:p text:style-name="P31"/>
      <text:p text:style-name="Preformatted_20_Text">domain(algebra,</text:p>
      <text:p text:style-name="Preformatted_20_Text"><text:s text:c="4"/>system(SemiGroup,default,</text:p>
      <text:p text:style-name="Preformatted_20_Text"><text:s text:c="8"/>ruleset( <text:s/>($x*$y)*$z <text:s/>-&gt; <text:s/>$x*($y*$z) <text:s/>),</text:p>
      <text:p text:style-name="Preformatted_20_Text"><text:s text:c="8"/>FirstTop)</text:p>
      <text:p text:style-name="P13">);</text:p>
      <text:h text:style-name="Heading_20_3" text:outline-level="3">Monoid: </text:h>
      <text:p text:style-name="P9">And monoid is a semigroup with identity element. </text:p>
      <text:p text:style-name="Preformatted_20_Text"/>
      <text:p text:style-name="Preformatted_20_Text">domain(algebra, </text:p>
      <text:p text:style-name="Preformatted_20_Text"><text:s text:c="3"/>system(Monoid,default, </text:p>
      <text:p text:style-name="Preformatted_20_Text"><text:s text:c="3"/>ruleset( </text:p>
      <text:p text:style-name="Preformatted_20_Text"><text:s text:c="5"/>import(SemiGroup), </text:p>
      <text:p text:style-name="Preformatted_20_Text"><text:s text:c="5"/>$x*One -&gt; $x, </text:p>
      <text:p text:style-name="Preformatted_20_Text"><text:s text:c="5"/>One*$x -&gt; $x </text:p>
      <text:p text:style-name="Preformatted_20_Text"><text:s text:c="3"/>), </text:p>
      <text:p text:style-name="Preformatted_20_Text"><text:s text:c="3"/>FirstTop) </text:p>
      <text:p text:style-name="Preformatted_20_Text">); </text:p>
      <text:p text:style-name="Preformatted_20_Text"><text:soft-page-break/></text:p>
      <text:p text:style-name="Preformatted_20_Text"/>
      <text:p text:style-name="P14">It is time to show something more vital: </text:p>
      <text:h text:style-name="Heading_20_2" text:outline-level="2">Conway's game of life: </text:h>
      <text:p text:style-name="P15">domain(examples, </text:p>
      <text:p text:style-name="P15"><text:s text:c="2"/>system(Life1, </text:p>
      <text:p text:style-name="P15"><text:s text:c="7"/>javaFacts(Life1DB,"ua.kiev.gradsoft.TermWareDemos.Life.Life1Facts"), </text:p>
      <text:p text:style-name="P15"><text:s text:c="7"/>ruleset( </text:p>
      <text:p text:style-name="P15"><text:s text:c="8"/># $T - set of pairs to test. </text:p>
      <text:p text:style-name="P15"><text:s text:c="8"/>{l($i,$j):$T} [ n($i,$j)==3 ] -&gt; $T [ putCell($i,$j) ], </text:p>
      <text:p text:style-name="P15"><text:s text:c="8"/>{l($i,$j):$T} [ n($i,$j)==2 ] -&gt; $T </text:p>
      <text:p text:style-name="P15"><text:s text:c="12"/>[ existsCell($i,$j) ? putCell($i,$j) : removeCell($i,$j)] , </text:p>
      <text:p text:style-name="P15"/>
      <text:p text:style-name="P15"><text:s text:c="8"/>{l($i,$j):$T} [ n($i,$j)&gt;3||n($i,$j)&lt; 2 ] -&gt; $T [ removeCell($i,$j) ], </text:p>
      <text:p text:style-name="P15"><text:s text:c="8"/>{ } -&gt; checkEmpty($T) [ [showGeneration(), generateNextTestSet($T) ] ], </text:p>
      <text:p text:style-name="P15"/>
      <text:p text:style-name="P15"><text:s text:c="8"/>checkEmpty({$x:$Y}) -&gt; { $x:$Y }, </text:p>
      <text:p text:style-name="P15"><text:s text:c="8"/>checkEmpty({}) -&gt; END </text:p>
      <text:p text:style-name="P15"/>
      <text:p text:style-name="P15"><text:s text:c="2"/>), </text:p>
      <text:p text:style-name="P15"><text:s text:c="2"/>FirstTop) </text:p>
      <text:p text:style-name="P15">); </text:p>
      <text:p text:style-name="P9"/>
      <text:p text:style-name="P9">Or something useful : </text:p>
      <text:h text:style-name="Heading_20_2" text:outline-level="2">Analysis of Java code. </text:h>
      <text:p text:style-name="P3"/>
      <text:p text:style-name="P3">This example looks for a typical code error such as ignoring of exceptions in the code matching the following pattern: </text:p>
      <text:p text:style-name="P3"/>
      <text:p text:style-name="P16"><text:span text:style-name="T2">try {</text:span> </text:p>
      <text:p text:style-name="P16"><text:span text:style-name="T2"><text:s text:c="3"/>.....</text:span> </text:p>
      <text:p text:style-name="P16">}catch(...)</text:p>
      <text:p text:style-name="P16"><text:span text:style-name="T2">{ <text:s text:c="2"/>}</text:span> <text:s/></text:p>
      <text:p text:style-name="Preformatted_20_Text"/>
      <text:p text:style-name="Text_20_body">The following system is used: </text:p>
      <text:p text:style-name="P31"/>
      <text:p text:style-name="P17">domain(examples, </text:p>
      <text:p text:style-name="P17"><text:s text:c="2"/>system(JECheck, </text:p>
      <text:p text:style-name="P17"><text:s text:c="6"/>javaFacts(JECheckDB,"ua.kiev.gradsoft.TermWareDemos.jsa.JECheckFacts"), </text:p>
      <text:p text:style-name="P17"><text:s text:c="6"/>ruleset( </text:p>
      <text:p text:style-name="P17"><text:s text:c="13"/>Catch($formalParameter, Block([]))-&gt;PROBLEM </text:p>
      <text:p text:style-name="P17"><text:s text:c="32"/>[found("empty cath statement")] </text:p>
      <text:p text:style-name="P17"><text:s text:c="6"/>), </text:p>
      <text:p text:style-name="P17"><text:s text:c="5"/>BottomUp </text:p>
      <text:p text:style-name="P17">) ); </text:p>
      <text:p text:style-name="Preformatted_20_Text"/>
      <text:p text:style-name="P3">Now, as promised, we will turn to a more systematic description of TermWare. In the next chapter I will illustrate the basic concept of language with examples, but still leaving the low-level details for later. </text:p>
      <text:h text:style-name="Heading_20_1" text:outline-level="1">Key concepts </text:h>
      <text:p text:style-name="P3">In this chapter necessary basis is given, so then we will pass to chapter 3 where the most interesting begins. </text:p>
      <text:p text:style-name="P3"><text:soft-page-break/></text:p>
      <text:h text:style-name="P73" text:outline-level="2">Systems, rewriting rules and strategies. </text:h>
      <text:p text:style-name="P18">Thus, the main object in TermWare is the term system. What it is : in terms of logic, it is a quartet &lt;Name, Ruleset, Facts, Strategy&gt; where : </text:p>
      <text:list text:style-name="L2">
        <text:list-item text:start-value="1">
          <text:p text:style-name="P56">Name – name of system. </text:p>
        </text:list-item>
        <text:list-item>
          <text:p text:style-name="P56">Ruleset – set of rules </text:p>
        </text:list-item>
        <text:list-item>
          <text:p text:style-name="P56">Facts – facts </text:p>
        </text:list-item>
        <text:list-item>
          <text:p text:style-name="P56">Strategy - strategy. </text:p>
          <text:p text:style-name="P56">For Java programmers, term system looks like a instance of <text:a xlink:type="simple" xlink:href="http://www.gradsoft.ua/rus/Products/termware/jdocs/ua/gradsoft/termware/TermSystem.html">TermSystem</text:a> class. </text:p>
        </text:list-item>
      </text:list>
      <text:p text:style-name="P9">Q: Why do we need this system?</text:p>
      <text:p text:style-name="P9">A: For interpretation of rewriting rules. </text:p>
      <text:p text:style-name="P9">Q: And what is rewriting rule ?</text:p>
      <text:p text:style-name="P9">A: In the elementary case this expression of type x-&gt; y which rewrite a term x in y. </text:p>
      <text:p text:style-name="P9">Q: And what is a term?</text:p>
      <text:p text:style-name="P9">A: It is a symbolical expression. The concept of a term has come from mathematical logic where next definition is accepted: </text:p>
      <text:list text:style-name="L3">
        <text:list-item>
          <text:p text:style-name="P51">There are some sets of base symbols: </text:p>
          <text:list>
            <text:list-item>
              <text:p text:style-name="P51">atoms. a<text:span text:style-name="T3">i</text:span> </text:p>
            </text:list-item>
            <text:list-item>
              <text:p text:style-name="P51">functional symbols f<text:span text:style-name="T3">i</text:span> </text:p>
            </text:list-item>
            <text:list-item>
              <text:p text:style-name="P51">propositional variables x<text:span text:style-name="T3">i</text:span> </text:p>
            </text:list-item>
          </text:list>
        </text:list-item>
        <text:list-item>
          <text:p text:style-name="P51">Atoms and propositional variables are terms. </text:p>
        </text:list-item>
        <text:list-item>
          <text:p text:style-name="P69">If f<text:span text:style-name="T3">i</text:span> is a functional symbol and t<text:span text:style-name="T3">1</text:span> ... t<text:span text:style-name="T3">n</text:span> are terms, then f<text:span text:style-name="T3">i</text:span>(t<text:span text:style-name="T3">1</text:span> ... t<text:span text:style-name="T3">n</text:span>) is term also. </text:p>
        </text:list-item>
      </text:list>
      <text:p text:style-name="P9">In fact, any symbolic expression that can be written on paper can be expressed as a term. In general, TermWare follows this definition, adding objects of primitive types (such as strings, numbers) and encapsulated Java objects to the set of basic terms. For Java programmers, term is a class inherited from <text:a xlink:type="simple" xlink:href="http://www.gradsoft.ua/rus/Products/termware/jdocs/ua/gradsoft/termware/Term.html">Term </text:a></text:p>
      <text:p text:style-name="P9"/>
      <text:p text:style-name="P14">Using the functional notation of type <text:span text:style-name="T3">i</text:span>(x<text:span text:style-name="T3">1</text:span> ... x<text:span text:style-name="T3">n</text:span>) is not always convenient, therefore in TermWare exists some syntax sugar: </text:p>
      <text:list text:style-name="L4">
        <text:list-item text:start-value="1">
          <text:p text:style-name="P57">let t for let(t) </text:p>
        </text:list-item>
        <text:list-item>
          <text:p text:style-name="P57">x -&gt; y for rule(x,y) </text:p>
        </text:list-item>
        <text:list-item>
          <text:p text:style-name="P57">x [ c ] -&gt; y for if_rule(x,c,y) </text:p>
        </text:list-item>
        <text:list-item>
          <text:p text:style-name="P57">x [ c ] -&gt; y [ z ] for if_rule(x,c,action(y,z)) </text:p>
        </text:list-item>
        <text:list-item>
          <text:p text:style-name="P57">x ? y : z for if(x,y,z) </text:p>
        </text:list-item>
        <text:list-item>
          <text:p text:style-name="P57">x || y for logical_or(x,y) </text:p>
        </text:list-item>
        <text:list-item>
          <text:p text:style-name="P57">x &amp;&amp; y for logical_and(x,y) </text:p>
        </text:list-item>
        <text:list-item>
          <text:p text:style-name="P57">x | y for bit_or(x,y) </text:p>
        </text:list-item>
        <text:list-item>
          <text:p text:style-name="P57">x &amp; y for bit_and(x,y) </text:p>
        </text:list-item>
        <text:list-item>
          <text:p text:style-name="P57"><text:soft-page-break/>x == y for eq(x,y) </text:p>
        </text:list-item>
        <text:list-item>
          <text:p text:style-name="P57">x != y for neq(x,y) </text:p>
        </text:list-item>
        <text:list-item>
          <text:p text:style-name="P57">x &lt; y for less(x,y) </text:p>
        </text:list-item>
        <text:list-item>
          <text:p text:style-name="P57">x &lt;= y for less_eq(x,y) </text:p>
        </text:list-item>
        <text:list-item>
          <text:p text:style-name="P57">x &gt; y for greater(x,y) </text:p>
        </text:list-item>
        <text:list-item>
          <text:p text:style-name="P57">x &gt;= y for greater_eq(x,y) </text:p>
        </text:list-item>
        <text:list-item>
          <text:p text:style-name="P57">x in y for _in(x,y) </text:p>
        </text:list-item>
        <text:list-item>
          <text:p text:style-name="P57">x &lt;&lt; y for left_shift(x,y) </text:p>
        </text:list-item>
        <text:list-item>
          <text:p text:style-name="P57">x &gt;&gt; y for right_shift(x,y) </text:p>
        </text:list-item>
        <text:list-item>
          <text:p text:style-name="P57">x + y for plus(x,y) </text:p>
        </text:list-item>
        <text:list-item>
          <text:p text:style-name="P57">x - y for minus(x,y) </text:p>
        </text:list-item>
        <text:list-item>
          <text:p text:style-name="P57">x * y for multiply(x,y) </text:p>
        </text:list-item>
        <text:list-item>
          <text:p text:style-name="P57">x / y for divide(x,y) </text:p>
        </text:list-item>
        <text:list-item>
          <text:p text:style-name="P57">x % y for mod(x,y) </text:p>
        </text:list-item>
        <text:list-item>
          <text:p text:style-name="P57">+x for plus(x) </text:p>
        </text:list-item>
        <text:list-item>
          <text:p text:style-name="P57">-x for minus(x) </text:p>
        </text:list-item>
        <text:list-item>
          <text:p text:style-name="P57">!x for logical_not(x) </text:p>
        </text:list-item>
        <text:list-item>
          <text:p text:style-name="P57">~x for bit_negate(x) </text:p>
        </text:list-item>
        <text:list-item>
          <text:p text:style-name="P57">x.y for apply(x,y) </text:p>
        </text:list-item>
        <text:list-item>
          <text:p text:style-name="P57">{ x<text:span text:style-name="T3">1 </text:span>... x<text:span text:style-name="T3">n </text:span>} for set(x<text:span text:style-name="T3">1 </text:span>,... x<text:span text:style-name="T3">n </text:span>) </text:p>
        </text:list-item>
        <text:list-item>
          <text:p text:style-name="P57">[ x<text:span text:style-name="T3">1 </text:span>... x<text:span text:style-name="T3">n </text:span>] for cons(x<text:span text:style-name="T3">1 </text:span>,cons(x<text:span text:style-name="T3">2 </text:span>,..cons(x<text:span text:style-name="T3">n </text:span>,NIL)..)) </text:p>
        </text:list-item>
        <text:list-item>
          <text:p text:style-name="P57">x<text:span text:style-name="T3">1 </text:span>::x<text:span text:style-name="T3">2 </text:span>:: ... x<text:span text:style-name="T3">n </text:span>for _name(x<text:span text:style-name="T3">1 </text:span>,x<text:span text:style-name="T3">2 </text:span>,..x<text:span text:style-name="T3">n </text:span>) </text:p>
        </text:list-item>
        <text:list-item>
          <text:p text:style-name="P57">let (x<text:span text:style-name="T3">1 </text:span>&lt;- t<text:span text:style-name="T3">1</text:span>, .. x<text:span text:style-name="T3">N</text:span> &lt;- t<text:span text:style-name="T3">N</text:span>) t for let([assign(x<text:span text:style-name="T3">1</text:span>,t<text:span text:style-name="T3">1 </text:span>),...assign(x<text:span text:style-name="T3">N</text:span>,t<text:span text:style-name="T3">N</text:span>)],t) (more detailed about 'let' and 'where' expressions see below] </text:p>
        </text:list-item>
        <text:list-item>
          <text:p text:style-name="P57">t where (x<text:span text:style-name="T3">1 </text:span>&lt;- t<text:span text:style-name="T3">1 </text:span>, .. x<text:span text:style-name="T3">N </text:span>&lt;- t<text:span text:style-name="T3">N</text:span>) for where([assign(x<text:span text:style-name="T3">1</text:span>,t<text:span text:style-name="T3">1 </text:span>), .. assign(x<text:span text:style-name="T3">N</text:span>,t<text:span text:style-name="T3">N</text:span>)],t) </text:p>
        </text:list-item>
      </text:list>
      <text:p text:style-name="P19">Let's return to rewriting rules: so, a simple rewriting rule looks like <text:span text:style-name="T5">a-&gt; b</text:span> (or <text:span text:style-name="T5">rule(a, b)</text:span>). Now we will rewrite a term matched with <text:span text:style-name="T5">a</text:span> in a term, matched with <text:span text:style-name="T5">b</text:span> according to it. Propositional variables <text:span text:style-name="Source_20_Text">x</text:span><text:span text:style-name="Source_20_Text"><text:span text:style-name="T3">i </text:span></text:span>play a special role in substitution process: they acts as "empty places" in rewriting, i.e. during matching with left part of rule we fill their values and later we substitute these values in the result. Example: </text:p>
      <text:list text:style-name="L5">
        <text:list-item text:start-value="1">
          <text:p text:style-name="P58">Let we have rule p(x<text:span text:style-name="T3">1</text:span>,x<text:span text:style-name="T3">2</text:span>) -&gt; q(x<text:span text:style-name="T3">2</text:span>,x<text:span text:style-name="T3">1</text:span>) </text:p>
        </text:list-item>
        <text:list-item>
          <text:p text:style-name="P58">Then result of applying this rule to p(a,f(b)) will be q(f(b),a) </text:p>
        </text:list-item>
      </text:list>
      <text:p text:style-name="P20">In TermWare, propositional variables looks as identifiers, started with dollar sign ($x, $myVariable). Rule from previous example can be written as: p($x,$y) -&gt; q($y,$x) . </text:p>
      <text:p text:style-name="P9">This process is called unification, the details can be found in any book on mathematical logic. </text:p>
      <text:p text:style-name="P9">What is the main difference between programming of rewriting rules and traditional imperative style that we can work with abstract symbols rather than constructive predefined objects. Let's recollect school and show some rules for symbolical differentiation: </text:p>
      <text:list text:style-name="L6">
        <text:list-item text:start-value="1">
          <text:p text:style-name="P59">diff($a+$b,$x) = diff($a,$x)+diff($b,$x) </text:p>
        </text:list-item>
        <text:list-item>
          <text:p text:style-name="P59"><text:soft-page-break/>diff($a-$b,$x) = diff($a,$x)-diff($b,$x) </text:p>
        </text:list-item>
        <text:list-item>
          <text:p text:style-name="P59">diff(+$a,$x) = diff($a,$x) </text:p>
        </text:list-item>
        <text:list-item>
          <text:p text:style-name="P59">diff(-$a,$x) = - diff($a,$x) </text:p>
        </text:list-item>
        <text:list-item>
          <text:p text:style-name="P59">diff($a*$b,$x) = diff($a,$x)*$b+$a*diff($b,$x) </text:p>
        </text:list-item>
        <text:list-item>
          <text:p text:style-name="P59">diff($x,$x) = 1 </text:p>
        </text:list-item>
      </text:list>
      <text:p text:style-name="P9"/>
      <text:p text:style-name="P31">Applying those rules to term <text:span text:style-name="Source_20_Text">diff(x*y+x+1,x)</text:span> we receive <text:span text:style-name="Source_20_Text">1*y+x*diff(y,x)+diff(1,x).</text:span> We can remember, that the derivative of the constants will be zero. </text:p>
      <text:list text:style-name="L7">
        <text:list-item text:start-value="1">
          <text:p text:style-name="P60"><text:span text:style-name="Source_20_Text">diff($a,$x) [ isInt($a) || isFloat($a) ] -&gt; 0 </text:span></text:p>
          <text:p text:style-name="P60"><text:span text:style-name="Source_20_Text"/></text:p>
        </text:list-item>
      </text:list>
      <text:p text:style-name="P14">This is a rule with condition -- we apply the rule only if the condition is true. With help of just introduced rule, our term will be redused to <text:span text:style-name="Source_20_Text">1*y+x*diff(y,x)+0</text:span>. Incidentally, differential on a constant is meaningless: </text:p>
      <text:list text:style-name="L8">
        <text:list-item text:start-value="1">
          <text:p text:style-name="P61"><text:span text:style-name="Source_20_Text">diff($a,$x) [ isInt($x) || isFloat($x) ] -&gt; ERROR [ println("x must not be constant") ]</text:span> </text:p>
          <text:p text:style-name="P61"><text:s/></text:p>
        </text:list-item>
      </text:list>
      <text:p text:style-name="P14">This is a rule with condition and action – after performing of substitution we evaluate actions, which is listed in square brackets after the result pattern. </text:p>
      <text:p text:style-name="P14">Hope, now it is clear what the rewriting rules is. Set of rules is denoted as ruleset(r<text:span text:style-name="T3">1</text:span> ... r<text:span text:style-name="T3">n</text:span>). Let's write our rules of differentiation as term system: </text:p>
      <text:p text:style-name="P22">domain(examples, </text:p>
      <text:p text:style-name="P22"><text:s text:c="3"/>system(Diff,default, </text:p>
      <text:p text:style-name="P22"><text:s text:c="5"/>ruleset( </text:p>
      <text:p text:style-name="P22"><text:s text:c="7"/>diff($a+$b,$x) -&gt; diff($a,$x)+diff($b,$x) , </text:p>
      <text:p text:style-name="P22"><text:s text:c="7"/>diff($a-$b,$x) -&gt; diff($a,$x)-diff($b,$x) , </text:p>
      <text:p text:style-name="P22"><text:s text:c="7"/>diff(+$a,$x) -&gt; diff($a,$x) , </text:p>
      <text:p text:style-name="P22"><text:s text:c="7"/>diff(-$a,$x) -&gt; - diff($a,$x) , </text:p>
      <text:p text:style-name="P22"><text:s text:c="7"/>diff($a*$b,$x) -&gt; diff($a,$x)*$b+$a*diff($b,$x) , </text:p>
      <text:p text:style-name="P22"><text:s text:c="7"/>diff($x,$x) -&gt; 1 , </text:p>
      <text:p text:style-name="P22"><text:s text:c="7"/>diff($a,$x) [ isInt($a) || isFloat($a) ] -&gt; 0, </text:p>
      <text:p text:style-name="P22"><text:s text:c="7"/>diff($a,$x) [ isInt($x) || isFloat($x) ] -&gt; ERROR </text:p>
      <text:p text:style-name="P22"><text:s text:c="30"/>[ println("x must not be constant") ] </text:p>
      <text:p text:style-name="P22"><text:s text:c="5"/>), </text:p>
      <text:p text:style-name="P22"><text:s text:c="5"/>BottomUp </text:p>
      <text:p text:style-name="P22">) ); </text:p>
      <text:p text:style-name="P4"/>
      <text:p text:style-name="P3">The first, what is possible to pay attention to - for some reason the system is entered in domain. Domains are tools for the organization of information, similarly to packages in Java or namespaces in C++. The name of the system is Diff, full name is examples::Diff. Now it is left to understand what is <text:span text:style-name="T6">default</text:span> and <text:span text:style-name="T6">BottomUp</text:span>. In short words, it is a name of a facts DataBase, and a name of strategy. And here is explanation: </text:p>
      <text:p text:style-name="P3"/>
      <text:p text:style-name="P14">System definition is a term system(n,f,r,s), where: </text:p>
      <text:list text:style-name="L9">
        <text:list-item text:start-value="1">
          <text:list>
            <text:list-item text:start-value="1">
              <text:p text:style-name="P62">n – name of system (string or atom). </text:p>
            </text:list-item>
            <text:list-item>
              <text:p text:style-name="P62">f – name of facts database. (We will describe facts databases later, so far we only say that the work of facts database is determining what we can ask for in conditions and what we can do in <text:soft-page-break/>actions of rules). Exists predefined facts database with name 'default'. </text:p>
            </text:list-item>
            <text:list-item>
              <text:p text:style-name="P62">r – set of rules. Looks like ruleset(r<text:span text:style-name="T3">1</text:span>...r<text:span text:style-name="T3">n</text:span>) Each subterm of ruleset is rule or import statement, which import rules from other system. Let's recall example from chapter 0:</text:p>
            </text:list-item>
            <text:list-item>
              <text:p text:style-name="P62"/>
            </text:list-item>
          </text:list>
        </text:list-item>
      </text:list>
      <text:p text:style-name="Preformatted_20_Text">domain(algebra, <text:s/></text:p>
      <text:p text:style-name="Preformatted_20_Text"><text:s text:c="2"/>system(Monoid,default,</text:p>
      <text:p text:style-name="Preformatted_20_Text"><text:s text:c="9"/>ruleset( </text:p>
      <text:p text:style-name="Preformatted_20_Text"><text:s text:c="10"/>import(SemiGroup),</text:p>
      <text:p text:style-name="Preformatted_20_Text"><text:s text:c="10"/>$x*One -&gt; $x,</text:p>
      <text:p text:style-name="Preformatted_20_Text"><text:s text:c="10"/>One*$x -&gt; $x</text:p>
      <text:p text:style-name="Preformatted_20_Text"><text:s text:c="16"/>),</text:p>
      <text:p text:style-name="Preformatted_20_Text"><text:s text:c="9"/>FirstTop)</text:p>
      <text:p text:style-name="P13">);</text:p>
      <text:list text:style-name="L10">
        <text:list-item>
          <text:list>
            <text:list-header>
              <text:p text:style-name="P63">Here first subterm of ruleset is import statement which get all rules from algebra::SemiGroup to algebra::Monoid. </text:p>
            </text:list-header>
            <text:list-item>
              <text:p text:style-name="P63"><text:span text:style-name="Source_20_Text">s –</text:span> strategy. This is name of strategy, i.e. the way in which our rules are applied. In the above examples we have frequently encountered with the three strategies: </text:p>
              <text:list>
                <text:list-item>
                  <text:p text:style-name="P63">FirstTop – find first "top/left" matching, do substitution, than start again from the top of term. </text:p>
                </text:list-item>
                <text:list-item>
                  <text:p text:style-name="P63">BottomUp – do recursive check subterms first (by dome depth), than try to reduce a top term. </text:p>
                </text:list-item>
                <text:list-item>
                  <text:p text:style-name="P63">Top – nonrecursive strategy, which work only in case where top term is matching a pattern of some rule.</text:p>
                </text:list-item>
              </text:list>
            </text:list-item>
          </text:list>
        </text:list-item>
      </text:list>
      <text:p text:style-name="P9"/>
      <text:list text:style-name="L10">
        <text:list-header>
          <text:p text:style-name="P32">Let we have next ruleset: </text:p>
          <text:p text:style-name="P52"/>
          <text:p text:style-name="P75">ruleset( </text:p>
          <text:p text:style-name="P75"><text:s text:c="2"/>p($x,q) -&gt; q,</text:p>
          <text:p text:style-name="P75"><text:s text:c="2"/>p(q) -&gt; y,</text:p>
          <text:p text:style-name="P75">)</text:p>
          <text:list>
            <text:list-header>
              <text:p text:style-name="P63">and try to reduce term f(p(p(q),q)) with help of this strategies:</text:p>
            </text:list-header>
            <text:list-item>
              <text:p text:style-name="P63">FirstTop – first top and left matching is p(p(q),q), which is transformed to q, so we once receive f(q). </text:p>
            </text:list-item>
            <text:list-item>
              <text:p text:style-name="P63">BottomUp - f(p(p(q),q)) -&gt; f(p(y,q)) -&gt; f(q) (i.e. At first bottom subterm is reduced, than top). </text:p>
            </text:list-item>
            <text:list-item>
              <text:p text:style-name="P63">Top - f(p(p(q),q)) apparently is not reduced.</text:p>
            </text:list-item>
          </text:list>
          <text:p text:style-name="P63"/>
        </text:list-header>
      </text:list>
      <text:p text:style-name="P31">As entertainment we can say a word about mathematics behind: so we see that exists different strategies, some from ones are good, some (as Top) – not so good, and that exists set of rules, which reduce one term to another. Rulesets, which transform term A to term B with any good strategy are named as Neter rulesets, or confluent term rewriting rules. Note, that in TermWare rules can be non-conflued and result can depend not only from order of application, but also from external events.</text:p>
      <text:p text:style-name="P14"/>
      <text:p text:style-name="P31"><text:span text:style-name="T7">Now we can do somethings by hands. For example, put our systems for differentiation in file Diff.def in directory </text:span><text:span text:style-name="Source_20_Text"><text:span text:style-name="T7">$TermWareRoot/systems/examples, </text:span></text:span><text:span text:style-name="Source_20_Text"><text:span text:style-name="T8">start</text:span></text:span> <text:span text:style-name="Source_20_Text"><text:span text:style-name="T7">TermWare.cmd.sh </text:span></text:span><text:span text:style-name="Source_20_Text"><text:span text:style-name="T8">and type there</text:span></text:span> <text:span text:style-name="Source_20_Text"><text:span text:style-name="T7">examples::Diff.diff(x+x*2,x) </text:span></text:span></text:p>
      <text:h text:style-name="Heading_20_2" text:outline-level="2"><text:soft-page-break/>Command line interpreter. </text:h>
      <text:p text:style-name="P31"/>
      <text:p text:style-name="P31">So, command line interpreter, which named <text:span text:style-name="Source_20_Text">TermWare.cmd.sh or</text:span> <text:span text:style-name="Source_20_Text">TermWare.cmd.bat</text:span>, in depend on platform and situated in directory <text:span text:style-name="Source_20_Text">$TermWareRoot/bin</text:span>. </text:p>
      <text:p text:style-name="P31">Typical seance: </text:p>
      <text:p text:style-name="P31"/>
      <text:p text:style-name="P50">01:TermWare&gt;let x-&gt;y</text:p>
      <text:p text:style-name="P50">02:true</text:p>
      <text:p text:style-name="P50">03:TermWare&gt;x </text:p>
      <text:p text:style-name="P50">04:y</text:p>
      <text:p text:style-name="P50">05:TermWare&gt;p(x) </text:p>
      <text:p text:style-name="P50">06:p(y)</text:p>
      <text:p text:style-name="P50">07:TermWare&gt;let p($x,$y) -&gt; $x+$y </text:p>
      <text:p text:style-name="P50">08:true</text:p>
      <text:p text:style-name="P50">09:TermWare&gt; p(3,2) </text:p>
      <text:p text:style-name="P50">10:5</text:p>
      <text:p text:style-name="P50">11:TermWare&gt; p(3,x) </text:p>
      <text:p text:style-name="P50">12:3+y</text:p>
      <text:p text:style-name="P50">13:TermWare&gt;subst("aaab","a+","b") </text:p>
      <text:p text:style-name="P50">14:subst("aaab","a+","b")</text:p>
      <text:p text:style-name="P50">15:TermWare&gt;String.subst("aaab","a+","b") </text:p>
      <text:p text:style-name="P50">16:"bb"</text:p>
      <text:p text:style-name="P50">17:TermWare&gt;setProperty(debug,true) </text:p>
      <text:p text:style-name="P50">18:true</text:p>
      <text:p text:style-name="P50">19:TermWare&gt;x </text:p>
      <text:p text:style-name="P50">20:ua.kiev.gradsoft.TermWare.strategies.TopDownStrategy: t=x </text:p>
      <text:p text:style-name="P50">21:ua.kiev.gradsoft.TermWare.utils.RuleTransformer: apply rule, term=x </text:p>
      <text:p text:style-name="P50">22:rule=[x-&gt;y] </text:p>
      <text:p text:style-name="P50">23:ua.kiev.gradsoft.TermWare.utils.RuleTransformer:substitution=[] </text:p>
      <text:p text:style-name="P50">24:ua.kiev.gradsoft.TermWare.utils.RuleTransformer:result=y </text:p>
      <text:p text:style-name="P50">25:ua.kiev.gradsoft.TermWare.strategies.TopDownStrategy: t=y</text:p>
      <text:p text:style-name="P50">26:ua.kiev.gradsoft.TermWare.strategies.TopDownStrategy: t=y</text:p>
      <text:p text:style-name="P50">27:ua.kiev.gradsoft.TermWare.strategies.TopDownStrategy: t=y</text:p>
      <text:p text:style-name="P50">28:y</text:p>
      <text:p text:style-name="P70"> </text:p>
      <text:p text:style-name="P9"/>
      <text:p text:style-name="P9">Note the following:</text:p>
      <text:list text:style-name="L11">
        <text:list-item text:start-value="1">
          <text:p text:style-name="P64">New rules are added to current system in lines 1 and 7. </text:p>
        </text:list-item>
        <text:list-item>
          <text:p text:style-name="P64">In line 15 we use rule from predefined system String, where standard string operations are defined. As we can see from previous line, subst outside String system is not defined. </text:p>
        </text:list-item>
        <text:list-item>
          <text:p text:style-name="P64">In line 17 we enable debug output and view process of reduction of term x. </text:p>
        </text:list-item>
      </text:list>
      <text:h text:style-name="Heading_20_2" text:outline-level="2" text:is-list-header="true">Domain tree.</text:h>
      <text:p text:style-name="P14">Once we have started to tell about predefined systems and names, let's closer look on naming of systems. So, TermWare provide mechanism for hierarchical naming – domains, similar to namespaces in C++ or packages in Java. </text:p>
      <text:p text:style-name="P14">We briefly mentioned that if the definition of system is given by <text:span text:style-name="T5">domain(D,system(n,f,r,s))</text:span> then full name of system is given by <text:span text:style-name="T5">D::n</text:span> (which is shortcut for <text:span text:style-name="T5">_name(D,n)</text:span>). 'domain' is like a 'subject area'. Different systems are packaged in different subject areas. Of course, domains can be . If termware interpreter found a complex name, used in context of system, then it search in OS directory tree file with path, where directories <text:soft-page-break/>are named as domains, files with extension .def contains system with appropriate names. I. e. all as with java packages and classes. Starting points for search (similar to java classpath) can be passed to termware using java property <text:span text:style-name="T9">TermWare.path</text:span> or set programmatic from Java with help of methods of TermWareInstance. (I. e. TermWare.getInstance() will return us default instance, then we can use Instance API). It is also possible to set TermLoader callback interface, which will search for system definitions from alternative sources (such as relational database) instead file system.</text:p>
      <text:h text:style-name="Heading_20_1" text:outline-level="1">Java API – start not with "Hello, world". </text:h>
      <text:p text:style-name="P9">So, let's start some programming. The first trick – a classical example (output of "Hello, world" to screen) does not have any action semantics (we just do not have the facility for analysis), so it is not possible to create rules.</text:p>
      <text:h text:style-name="Heading_20_2" text:outline-level="2">Trivial transformation: xyz </text:h>
      <text:p text:style-name="P9">What except "Hello, world" can be simple ? For example, next ruleset:</text:p>
      <text:p text:style-name="Preformatted_20_Text"/>
      <text:p text:style-name="Preformatted_20_Text">ruleset(</text:p>
      <text:p text:style-name="Preformatted_20_Text"><text:s text:c="2"/>x-&gt;y,</text:p>
      <text:p text:style-name="Preformatted_20_Text"><text:s text:c="2"/>y-&gt;z</text:p>
      <text:p text:style-name="Preformatted_20_Text">)</text:p>
      <text:p text:style-name="Preformatted_20_Text"/>
      <text:p text:style-name="Preformatted_20_Text"/>
      <text:p text:style-name="P3"/>
      <text:p text:style-name="P3">Will transform atom x to atom y. So, let's write a program which would create such system and apply one to atom x: </text:p>
      <text:p text:style-name="P31"/>
      <text:p text:style-name="P15"/>
      <text:p text:style-name="P15">01 package ua.gradsoft.termwareexamples;</text:p>
      <text:p text:style-name="P15">02</text:p>
      <text:p text:style-name="P15">03 import ua.gradsoft.termware.*;</text:p>
      <text:p text:style-name="P15">04 import ua.gradsoft.termware.strategies.*;</text:p>
      <text:p text:style-name="P15">05</text:p>
      <text:p text:style-name="P15">06</text:p>
      <text:p text:style-name="P15">07 /**</text:p>
      <text:p text:style-name="P15">08 *Example, which illustrate TermWare using.</text:p>
      <text:p text:style-name="P15">09 * let's create system and transform x into z.</text:p>
      <text:p text:style-name="P15">10 * @author Ruslan Shevchenko</text:p>
      <text:p text:style-name="P15">11 */</text:p>
      <text:p text:style-name="P15">12 public class Example1 {</text:p>
      <text:p text:style-name="P15">13 </text:p>
      <text:p text:style-name="P15">14 </text:p>
      <text:p text:style-name="P15">15 /**</text:p>
      <text:p text:style-name="P15">16 *@param args the command line arguments</text:p>
      <text:p text:style-name="P15">17 */</text:p>
      <text:p text:style-name="P15">18 public static void main(String[] args) </text:p>
      <text:p text:style-name="P15">19 {</text:p>
      <text:p text:style-name="P15">20 try{</text:p>
      <text:p text:style-name="P15">21 </text:p>
      <text:p text:style-name="P15">22 </text:p>
      <text:p text:style-name="P15">23 </text:p>
      <text:p text:style-name="P15">24 <text:s text:c="3"/>TermWare.getInstance().init(args);</text:p>
      <text:p text:style-name="P15">25 </text:p>
      <text:p text:style-name="P15">26 <text:s text:c="3"/>ITermRewritingStrategy strategy=new FirstTopStrategy();</text:p>
      <text:p text:style-name="P15">27 </text:p>
      <text:p text:style-name="P15">28 </text:p>
      <text:p text:style-name="P15"><text:soft-page-break/>29 <text:s text:c="3"/>IFacts facts=new DefaultFacts();</text:p>
      <text:p text:style-name="P15">30 </text:p>
      <text:p text:style-name="P15">31 </text:p>
      <text:p text:style-name="P15">32 <text:s text:c="3"/>TermSystem termSystem=new TermSystem(strategy,facts,TermWare.getInstance());</text:p>
      <text:p text:style-name="P15">33 <text:s text:c="29"/></text:p>
      <text:p text:style-name="P15">34 </text:p>
      <text:p text:style-name="P15">35 <text:s text:c="3"/>termSystem.addRule("x-&gt;y");</text:p>
      <text:p text:style-name="P15">36 <text:s text:c="3"/>termSystem.addRule("y-&gt;z");</text:p>
      <text:p text:style-name="P15">37 </text:p>
      <text:p text:style-name="P15">38 <text:s text:c="3"/>Term inputTerm=TermWare.getInstance().getTermFactory().createAtom("x"); </text:p>
      <text:p text:style-name="P15">39 <text:s text:c="3"/>Term outputTerm=termSystem.reduce(inputTerm);</text:p>
      <text:p text:style-name="P15">40 </text:p>
      <text:p text:style-name="P15">41 <text:s text:c="3"/>if(outputTerm.getName().equals("z")){</text:p>
      <text:p text:style-name="P15">42 <text:s text:c="6"/>System.out.println("success");</text:p>
      <text:p text:style-name="P15">43 <text:s text:c="3"/>}else{</text:p>
      <text:p text:style-name="P15">44 <text:s text:c="5"/>System.out.println("failure");</text:p>
      <text:p text:style-name="P15">45 <text:s text:c="3"/>}</text:p>
      <text:p text:style-name="P15">46 }catch(TermWareException ex){</text:p>
      <text:p text:style-name="P15">47 <text:s text:c="3"/>System.err.println("eror:"+ex.getMessage());</text:p>
      <text:p text:style-name="P15">48 <text:s text:c="3"/>ex.printStackTrace();</text:p>
      <text:p text:style-name="P15">49 }</text:p>
      <text:p text:style-name="P15">50 </text:p>
      <text:p text:style-name="P15">51 }</text:p>
      <text:p text:style-name="P15">52 </text:p>
      <text:p text:style-name="P15">53 }</text:p>
      <text:p text:style-name="P15"/>
      <text:p text:style-name="P9">Lines 3-5 – import declarations for TermWare packages. Practically any program, which use TermWare needs in such packages. </text:p>
      <text:p text:style-name="P9">Lines 26-28 – Create strategy "FirstTop". </text:p>
      <text:p text:style-name="P9">Lines 29-31 – Create empty facts database. Class DefaultFacts is used.</text:p>
      <text:p text:style-name="P9">Line 33 – At last, create term system, passing to constructor program environment, strategy and facts as arguments.</text:p>
      <text:p text:style-name="P9">Lines 35-36 – add rules. That's all. System is ready to work.</text:p>
      <text:p text:style-name="P9">Now we want put some term to reduce with help of our system. </text:p>
      <text:p text:style-name="P9">Line 38 – create atom x with the help of method of interface ITermFactory. <text:a xlink:type="simple" xlink:href="http://www.gradsoft.ua/rus/Products/termware/jdocs/ua/gradsoft/termware/TermFactory.html">(see API ) </text:a></text:p>
      <text:p text:style-name="P9">Line 39 – reduce term. In outputTerm receive result of reduce. </text:p>
      <text:p text:style-name="P9">Check that we receive 'z'. </text:p>
      <text:p text:style-name="P9">Check for exceptions in try/catch block and handle one at lines 41-46. All TermWare exceptions is inherieted from TermWareException <text:a xlink:type="simple" xlink:href="http://www.gradsoft.ua/rus/Products/termware/jdocs/ua/gradsoft/termware/TermWareException.html">(see API ) </text:a>. </text:p>
      <text:p text:style-name="P9"/>
      <text:p text:style-name="P9">Let's mark what we found:</text:p>
      <text:list text:style-name="L12">
        <text:list-item text:start-value="1">
          <text:p text:style-name="P65">It is necessary to initialize TermWare instance before any non-trivial usage. </text:p>
        </text:list-item>
        <text:list-item>
          <text:p text:style-name="P65">Term System can be created based on TermWare instance, strategy and facts database. </text:p>
        </text:list-item>
        <text:list-item>
          <text:p text:style-name="P65">Method TermSystem.reduce do reduction of argument and return this reduction as result. </text:p>
        </text:list-item>
        <text:list-item>
          <text:p text:style-name="P65">For term creation you can use instance of TermFactory, which can be retrieved as TermWare.getInstance().getTermWareFactory(). By the way, pay attention to method TermFactory.createParsedTerm() where TermWare language parser is built in. So, for example, expression: </text:p>
        </text:list-item>
      </text:list>
      <text:p text:style-name="P9"/>
      <text:list text:style-name="L13">
        <text:list-header>
          <text:p text:style-name="P76">ITerm t = termFactory.createParsedTerm("x-&gt;y");</text:p>
          <text:p text:style-name="P66"><text:soft-page-break/>is equivalent to the following: </text:p>
          <text:p text:style-name="P66"/>
          <text:p text:style-name="P76">ITerm t = termFactory.createTerm("rule",</text:p>
          <text:p text:style-name="P76"><text:s text:c="34"/>termFactory.createAtom("x"),</text:p>
          <text:p text:style-name="P77"><text:s text:c="34"/>termFactory.createAtom("y")</text:p>
          <text:p text:style-name="P76">);</text:p>
        </text:list-header>
      </text:list>
      <text:p text:style-name="P24"/>
      <text:list text:style-name="L14">
        <text:list-item>
          <text:p text:style-name="P67">TermWare methods can throw exceptions of type TermWareException </text:p>
        </text:list-item>
      </text:list>
      <text:h text:style-name="Heading_20_2" text:outline-level="2" text:is-list-header="true">Adding own facts database. </text:h>
      <text:p text:style-name="P9">Now most interesting – how to handle data which come to us from external world. In termware external environment is represented as facts database: Java class which can be created by developer. Let's try simple example: environment which have simple boolean value.</text:p>
      <text:p text:style-name="P9">Let's add reading of boolean value into our system, for example:</text:p>
      <text:p text:style-name="Preformatted_20_Text"><text:s text:c="8"/>x [ getW() ] -&gt; w,</text:p>
      <text:p text:style-name="Preformatted_20_Text"><text:s text:c="8"/>x [ !getW() ] -&gt; y,</text:p>
      <text:p text:style-name="P13"><text:s text:c="8"/>y-&gt;z</text:p>
      <text:p text:style-name="P9">I.e. External environment provide some information with method <text:span text:style-name="T2">getW()</text:span>, and we transform x to w or y conditionaly, in dependency from getW(). </text:p>
      <text:p text:style-name="P9">Facts database:</text:p>
      <text:p text:style-name="P12"/>
      <text:p text:style-name="P21">package ua.gradsoft.termwareexamples;</text:p>
      <text:p text:style-name="P21"/>
      <text:p text:style-name="P21">import ua.gradsoft.termware.DefaultFacts;</text:p>
      <text:p text:style-name="P21">import ua.gradsoft.termware.TermWareException;</text:p>
      <text:p text:style-name="P21"/>
      <text:p text:style-name="P21"/>
      <text:p text:style-name="P21">/**</text:p>
      <text:p text:style-name="P21">* example of facts database.</text:p>
      <text:p text:style-name="P21">*/</text:p>
      <text:p text:style-name="P21">public class Example2Facts extends DefaultFacts {</text:p>
      <text:p text:style-name="P21"/>
      <text:p text:style-name="P21"><text:s text:c="4"/>public Example2Facts() throws TermWareException</text:p>
      <text:p text:style-name="P21"><text:s text:c="4"/>{}</text:p>
      <text:p text:style-name="P21"/>
      <text:p text:style-name="P21"><text:s text:c="4"/>public boolean getW() { return w_; }</text:p>
      <text:p text:style-name="P21"/>
      <text:p text:style-name="P21"><text:s text:c="4"/>public void setW(boolean w) { w_=w; }</text:p>
      <text:p text:style-name="P21"/>
      <text:p text:style-name="P21"><text:s text:c="4"/>private boolean w_=false;</text:p>
      <text:p text:style-name="P21">}</text:p>
      <text:p text:style-name="P21"/>
      <text:p text:style-name="P9">And use one: </text:p>
      <text:p text:style-name="P9"/>
      <text:p text:style-name="P21"/>
      <text:p text:style-name="P21">package ua.gradsoft.termwareexamples;</text:p>
      <text:p text:style-name="P21"/>
      <text:p text:style-name="P21">import ua.gradsoft.termware.IEnv;</text:p>
      <text:p text:style-name="P21">import ua.gradsoft.termware.ITermRewritingStrategy;</text:p>
      <text:p text:style-name="P21">import ua.gradsoft.termware.Term;</text:p>
      <text:p text:style-name="P21">import ua.gradsoft.termware.TermFactory;</text:p>
      <text:p text:style-name="P21">import ua.gradsoft.termware.TermSystem;</text:p>
      <text:p text:style-name="P21"><text:soft-page-break/>import ua.gradsoft.termware.TermWare;</text:p>
      <text:p text:style-name="P21">import ua.gradsoft.termware.TermWareException;</text:p>
      <text:p text:style-name="P21">import ua.gradsoft.termware.strategies.FirstTopStrategy;</text:p>
      <text:p text:style-name="P21"/>
      <text:p text:style-name="P21">/**</text:p>
      <text:p text:style-name="P21">*Example, which illustrate TermWare using.</text:p>
      <text:p text:style-name="P21">* let's create system and transform x into y or w,</text:p>
      <text:p text:style-name="P21">* depend from value in facts database.</text:p>
      <text:p text:style-name="P21">* @author Ruslan Shevchenko</text:p>
      <text:p text:style-name="P21">*/</text:p>
      <text:p text:style-name="P21">public class Example2 {</text:p>
      <text:p text:style-name="P21"/>
      <text:p text:style-name="P21">/**</text:p>
      <text:p text:style-name="P21">* @param args the command line arguments</text:p>
      <text:p text:style-name="P21">*/</text:p>
      <text:p text:style-name="P21">public static void main(String[] args) {</text:p>
      <text:p text:style-name="P21"><text:s/>try {</text:p>
      <text:p text:style-name="P21"><text:s text:c="3"/>TermWare.getInstance().init(args);</text:p>
      <text:p text:style-name="P21"><text:s text:c="3"/>ITermRewritingStrategy strategy=new FirstTopStrategy();</text:p>
      <text:p text:style-name="P21"><text:s text:c="3"/>Example2Facts facts=new Example2Facts();</text:p>
      <text:p text:style-name="P21"/>
      <text:p text:style-name="P21"><text:s text:c="5"/>TermSystem termSystem=new TermSystem(strategy,facts,TermWare.getInstance());</text:p>
      <text:p text:style-name="P21"/>
      <text:p text:style-name="P21"><text:s text:c="4"/>termSystem.addRule("x [ getW() ] -&gt; w");</text:p>
      <text:p text:style-name="P21"><text:s text:c="4"/>termSystem.addRule("x [ !getW() ] -&gt; y");</text:p>
      <text:p text:style-name="P21"><text:s text:c="4"/>termSystem.addRule("y-&gt;z");</text:p>
      <text:p text:style-name="P21"/>
      <text:p text:style-name="P21"><text:s text:c="4"/>TermFactory termFactory=TermWare.getInstance().getTermFactory();</text:p>
      <text:p text:style-name="P21"/>
      <text:p text:style-name="P21"><text:s text:c="4"/>Term inputTerm=termFactory.createAtom("x");</text:p>
      <text:p text:style-name="P21"><text:s text:c="4"/>Term outputTerm=termSystem.reduce(inputTerm);</text:p>
      <text:p text:style-name="P21"/>
      <text:p text:style-name="P21"><text:s text:c="4"/>if (outputTerm.getName().equals("z")) {</text:p>
      <text:p text:style-name="P21"><text:s text:c="7"/>System.out.println("success");</text:p>
      <text:p text:style-name="P21"><text:s text:c="4"/>}else{</text:p>
      <text:p text:style-name="P21"><text:s text:c="7"/>System.out.println("failure");</text:p>
      <text:p text:style-name="P21"><text:s text:c="4"/>}</text:p>
      <text:p text:style-name="P21"/>
      <text:p text:style-name="P21"><text:s text:c="4"/>facts.setW(true);</text:p>
      <text:p text:style-name="P21"><text:s text:c="4"/>outputTerm=termSystem.reduce(inputTerm);</text:p>
      <text:p text:style-name="P21"/>
      <text:p text:style-name="P21"><text:s text:c="4"/>if (outputTerm.getName().equals("w")) {</text:p>
      <text:p text:style-name="P21"><text:s text:c="7"/>System.out.println("success");</text:p>
      <text:p text:style-name="P21"><text:s text:c="4"/>}else{</text:p>
      <text:p text:style-name="P21"><text:s text:c="7"/>System.out.println("failure");</text:p>
      <text:p text:style-name="P21"><text:s text:c="4"/>} </text:p>
      <text:p text:style-name="P21"/>
      <text:p text:style-name="P21"><text:s/>}catch(TermWareException ex){</text:p>
      <text:p text:style-name="P21"><text:s text:c="3"/>System.err.println("eror:"+ex.getMessage());</text:p>
      <text:p text:style-name="P21"><text:s text:c="3"/>ex.printStackTrace();</text:p>
      <text:p text:style-name="P21"><text:s/>}</text:p>
      <text:p text:style-name="P21">}</text:p>
      <text:p text:style-name="P21"/>
      <text:p text:style-name="P21">}</text:p>
      <text:p text:style-name="P21"/>
      <text:p text:style-name="Preformatted_20_Text"/>
      <text:p text:style-name="P9">So, facts database is just a java object, which methods can be called from rules of term system.</text:p>
      <text:p text:style-name="P9">Recall that in general rule have look <text:span text:style-name="T2">x[condition] -&gt; y[action]</text:span>. In previous example it was reading of value in condition. </text:p>
      <text:p text:style-name="P9"/>
      <text:p text:style-name="Preformatted_20_Text"><text:soft-page-break/><text:s text:c="8"/>x <text:s text:c="3"/>[ getW() ] -&gt; w,</text:p>
      <text:p text:style-name="Preformatted_20_Text"><text:s text:c="8"/>x <text:s text:c="3"/>[ !getW() ] -&gt; y,</text:p>
      <text:p text:style-name="P13"><text:s text:c="8"/>y-&gt;z [ setW(true) ]</text:p>
      <text:p text:style-name="P9">So, during evaluation of rule y -&gt; r setW() will be called. Type argument will be transformed from Term to appropriative Java type if this is possible. </text:p>
      <text:p text:style-name="P9">Yet one note about syntax. Previous example can be rewriten as:</text:p>
      <text:p text:style-name="Preformatted_20_Text"><text:s text:c="8"/>x <text:s text:c="3"/>[ getW() ] -&gt; w</text:p>
      <text:p text:style-name="Preformatted_20_Text"><text:s text:c="23"/>!-&gt; y,</text:p>
      <text:p text:style-name="Preformatted_20_Text"><text:s text:c="8"/>y-&gt;z [ setW(true) ]</text:p>
      <text:p text:style-name="P13">(i.e. !-&gt; part of rule is used, when conditions is not evaluated to true)</text:p>
      <text:h text:style-name="Heading_20_2" text:outline-level="2">Transfer of information throught propositional variables.</text:h>
      <text:p text:style-name="P9">Our rules framework will be very limited in use withou information excahnge between declarative part (rules) and Java part (facts). So, how to pass something to java method – throught propositional variables, just passing ones as arguments. </text:p>
      <text:p text:style-name="P9">Example: </text:p>
      <text:p text:style-name="P9">Let's look on next ruleset: </text:p>
      <text:p text:style-name="P24"/>
      <text:p text:style-name="P24"><text:s text:c="2"/>access($x,$page) [ allowed($x,$page) ] -&gt; true [ go($page) ],</text:p>
      <text:p text:style-name="Preformatted_20_Text"><text:s/>access($x,$page) !-&gt; false </text:p>
      <text:p text:style-name="Preformatted_20_Text"><text:s text:c="37"/>[ notice(access atempt:\",$x,$page) ]</text:p>
      <text:p text:style-name="P13"><text:s/></text:p>
      <text:p text:style-name="P9">Which implements access to some web page. </text:p>
      <text:p text:style-name="P27">Facts : </text:p>
      <text:p text:style-name="P21"/>
      <text:p text:style-name="P21">package ua.gradsoft.termwareexamples;</text:p>
      <text:p text:style-name="P21"/>
      <text:p text:style-name="P21">import java.util.HashMap;</text:p>
      <text:p text:style-name="P21">import java.util.HashSet;</text:p>
      <text:p text:style-name="P21">import ua.gradsoft.termware.DefaultFacts;</text:p>
      <text:p text:style-name="P21">import ua.gradsoft.termware.IEnv;</text:p>
      <text:p text:style-name="P21">import ua.gradsoft.termware.TermWareException;</text:p>
      <text:p text:style-name="P21"/>
      <text:p text:style-name="P21"/>
      <text:p text:style-name="P21"/>
      <text:p text:style-name="P21">/**</text:p>
      <text:p text:style-name="P21">* example of facts database.</text:p>
      <text:p text:style-name="P21">*/</text:p>
      <text:p text:style-name="P21">public class Example3Facts extends DefaultFacts {</text:p>
      <text:p text:style-name="P21"/>
      <text:p text:style-name="P21"><text:s text:c="2"/>public Example3Facts() throws TermWareException</text:p>
      <text:p text:style-name="P21"><text:s text:c="2"/>{ super(); }</text:p>
      <text:p text:style-name="P21"/>
      <text:p text:style-name="P21"><text:s text:c="2"/>public boolean allowed(String name,String page) </text:p>
      <text:p text:style-name="P21"><text:s text:c="2"/>{ </text:p>
      <text:p text:style-name="P21"><text:s text:c="3"/>HashSet&lt;String&gt; hs=acl_.get(name);</text:p>
      <text:p text:style-name="P21"><text:s text:c="3"/>if (hs==null) return false;</text:p>
      <text:p text:style-name="P21"><text:s text:c="3"/>return hs.contains(page);</text:p>
      <text:p text:style-name="P21"><text:s text:c="2"/>}</text:p>
      <text:p text:style-name="P21"><text:soft-page-break/></text:p>
      <text:p text:style-name="P21"><text:s text:c="2"/>public void go(String page)</text:p>
      <text:p text:style-name="P21"><text:s text:c="2"/>{ System.out.println("go:"+page); }</text:p>
      <text:p text:style-name="P21"/>
      <text:p text:style-name="P21"><text:s text:c="2"/>public void notice(String msg,String name,String page)</text:p>
      <text:p text:style-name="P21"><text:s text:c="2"/>{ System.out.println(msg+"("+name+","+page+")"); }</text:p>
      <text:p text:style-name="P21"/>
      <text:p text:style-name="P21"><text:s text:c="2"/>private HashMap&lt;String,HashSet&lt;String&gt;&gt; acl_;</text:p>
      <text:p text:style-name="P21"/>
      <text:p text:style-name="P21"><text:s text:c="2"/>{</text:p>
      <text:p text:style-name="P21"><text:s text:c="3"/>acl_=new HashMap&lt;String,HashSet&lt;String&gt;&gt;();</text:p>
      <text:p text:style-name="P21"><text:s text:c="3"/>HashSet&lt;String&gt; p1s=new HashSet&lt;String&gt;();</text:p>
      <text:p text:style-name="P21"><text:s text:c="3"/>p1s.add("page1");</text:p>
      <text:p text:style-name="P21"><text:s text:c="3"/>p1s.add("page2");</text:p>
      <text:p text:style-name="P21"><text:s text:c="3"/>p1s.add("page3");</text:p>
      <text:p text:style-name="P21"><text:s text:c="3"/>HashSet&lt;String&gt; p2s=new HashSet&lt;String&gt;();</text:p>
      <text:p text:style-name="P21"><text:s text:c="3"/>p2s.add("page1");</text:p>
      <text:p text:style-name="P21"><text:s text:c="3"/>acl_.put("mark",p1s);</text:p>
      <text:p text:style-name="P21"><text:s text:c="3"/>acl_.put("lyuds",p1s);</text:p>
      <text:p text:style-name="P21"><text:s text:c="3"/>acl_.put("guest",p2s);</text:p>
      <text:p text:style-name="P21"><text:s text:c="2"/>}</text:p>
      <text:p text:style-name="P21">}</text:p>
      <text:p text:style-name="Preformatted_20_Text"/>
      <text:p text:style-name="Text_20_body">And some code to use: </text:p>
      <text:p text:style-name="P26"/>
      <text:p text:style-name="P21"/>
      <text:p text:style-name="P21">package ua.gradsoft.termwareexamples;</text:p>
      <text:p text:style-name="P21"/>
      <text:p text:style-name="P21"><text:s/>import ua.gradsoft.termware.ITermRewritingStrategy;</text:p>
      <text:p text:style-name="P21"><text:s/>import ua.gradsoft.termware.Term;</text:p>
      <text:p text:style-name="P21"><text:s/>import ua.gradsoft.termware.TermFactory;</text:p>
      <text:p text:style-name="P21"><text:s/>import ua.gradsoft.termware.TermSystem;</text:p>
      <text:p text:style-name="P21"><text:s/>import ua.gradsoft.termware.TermWare;</text:p>
      <text:p text:style-name="P21"><text:s/>import ua.gradsoft.termware.TermWareException;</text:p>
      <text:p text:style-name="P21"><text:s/>import ua.gradsoft.termware.strategies.FirstTopStrategy;</text:p>
      <text:p text:style-name="P21"/>
      <text:p text:style-name="P21">/**</text:p>
      <text:p text:style-name="P21">* Example of passing values of propositional variables into facts</text:p>
      <text:p text:style-name="P21">*/</text:p>
      <text:p text:style-name="P21">public class Example3 {</text:p>
      <text:p text:style-name="P21"/>
      <text:p text:style-name="P21">/**</text:p>
      <text:p text:style-name="P21">* @param args the command line arguments</text:p>
      <text:p text:style-name="P21">*/</text:p>
      <text:p text:style-name="P21">public static void main(String[] args) </text:p>
      <text:p text:style-name="P21">{</text:p>
      <text:p text:style-name="P21"><text:s/>try { </text:p>
      <text:p text:style-name="P21"><text:s text:c="2"/>TermWare.getInstance().init(args);</text:p>
      <text:p text:style-name="P21"><text:s text:c="2"/>ITermRewritingStrategy strategy=new FirstTopStrategy();</text:p>
      <text:p text:style-name="P21"/>
      <text:p text:style-name="P21"><text:s text:c="2"/>Example3Facts facts=new Example3Facts();</text:p>
      <text:p text:style-name="P21"><text:s text:c="4"/>TermSystem termSystem=new TermSystem(strategy,facts,TermWare.getInstance());</text:p>
      <text:p text:style-name="P21"><text:s text:c="2"/>termSystem.addRule(</text:p>
      <text:p text:style-name="P21"><text:s text:c="4"/>"access($x,$page) [ allowed($x,$page) ] -&gt; true [ go($page) ]");</text:p>
      <text:p text:style-name="P21"><text:s text:c="3"/>termSystem.addRule(</text:p>
      <text:p text:style-name="P21"><text:s text:c="4"/>"access($x,$page) [ !allowed($x,$page) ] -&gt; false [ [go(deny), “+</text:p>
      <text:p text:style-name="P21"><text:s text:c="31"/>“ notice(\"access atempt:\",$x,$page)] ]");</text:p>
      <text:p text:style-name="P21"/>
      <text:p text:style-name="P21"><text:s text:c="3"/>TermFactory termFactory=TermWare.getInstance().getTermFactory();</text:p>
      <text:p text:style-name="P21"/>
      <text:p text:style-name="P21"><text:s text:c="3"/>Term inputTerm=termFactory.createTerm("access",</text:p>
      <text:p text:style-name="P21"><text:s text:c="24"/>termFactory.createString("mark"),</text:p>
      <text:p text:style-name="P21"><text:soft-page-break/><text:s text:c="24"/>termFactory.createString("page1"));</text:p>
      <text:p text:style-name="P21"><text:s text:c="3"/>Term outputTerm=termSystem.reduce(inputTerm);</text:p>
      <text:p text:style-name="P21"/>
      <text:p text:style-name="P21"><text:s text:c="3"/>if (outputTerm.isBoolean()) {</text:p>
      <text:p text:style-name="P21"><text:s text:c="5"/>if (outputTerm.getBoolean()) {</text:p>
      <text:p text:style-name="P21"><text:s text:c="7"/>System.out.println("success");</text:p>
      <text:p text:style-name="P21"><text:s text:c="5"/>}else{</text:p>
      <text:p text:style-name="P21"><text:s text:c="7"/>System.out.println("failure");</text:p>
      <text:p text:style-name="P21"><text:s text:c="5"/>}</text:p>
      <text:p text:style-name="P21"><text:s text:c="3"/>}else{</text:p>
      <text:p text:style-name="P21"><text:s text:c="5"/>System.out.println("failure");</text:p>
      <text:p text:style-name="P21"><text:s text:c="3"/>}</text:p>
      <text:p text:style-name="P21"><text:s/>}catch(TermWareException ex){</text:p>
      <text:p text:style-name="P21"><text:s text:c="3"/>System.err.println("eror:"+ex.getMessage());</text:p>
      <text:p text:style-name="P21"><text:s text:c="3"/>ex.printStackTrace();</text:p>
      <text:p text:style-name="P21"><text:s/>}</text:p>
      <text:p text:style-name="P21"/>
      <text:p text:style-name="P21">}</text:p>
      <text:p text:style-name="P21"/>
      <text:p text:style-name="P21"><text:span text:style-name="T10">}</text:span> </text:p>
      <text:p text:style-name="P21"/>
      <text:p text:style-name="Preformatted_20_Text"/>
      <text:p text:style-name="P9">In previous example we show, how to pass information from ruleset to facts. Now let's do reverse thing: set some propositional variable in rules from facts database.</text:p>
      <text:p text:style-name="P9">Let slightly complicate the system from previous example: introduce the concept of group to which user belong. </text:p>
      <text:p text:style-name="Preformatted_20_Text"/>
      <text:p text:style-name="P21"/>
      <text:p text:style-name="P21"><text:s/>access($name,$page)-&gt; groupAccess($group,$name,$page) </text:p>
      <text:p text:style-name="P21"><text:s text:c="39"/>[getGroup($group,$name)],</text:p>
      <text:p text:style-name="P21"/>
      <text:p text:style-name="P21"><text:s/>groupAccess($group,$name,$page)</text:p>
      <text:p text:style-name="P21"><text:s text:c="12"/>[allowedGroup($group,$page)] -&gt; true [ go($page) ]</text:p>
      <text:p text:style-name="P21"><text:s text:c="40"/>!-&gt; false</text:p>
      <text:p text:style-name="P21"><text:s text:c="45"/>[notice("access atempt:",$name,$page)]</text:p>
      <text:p text:style-name="P21"/>
      <text:p text:style-name="P9">In first rule we determinate user group, in second – check group access. So, what's new: we must fill propositional variable <text:span text:style-name="T6">$group</text:span> from method of facts database. Implementation <text:span text:style-name="T6">DefaultFacts</text:span> allows us to define methods with first argument of type TransformationContext, from which we can use API of current transformation state. Method <text:span text:style-name="T6">TransformationContext.getCurrentSubstitution()</text:span> return us current substitution of propositional variables, in which we can add relation between variable and value with help of <text:span text:style-name="T6">put</text:span> method. </text:p>
      <text:p text:style-name="P10"/>
      <text:p text:style-name="P23"/>
      <text:p text:style-name="P23">package ua.gradsoft.termwareexamples;</text:p>
      <text:p text:style-name="P21"/>
      <text:p text:style-name="P21">import java.util.HashMap;</text:p>
      <text:p text:style-name="P21">import java.util.HashSet;</text:p>
      <text:p text:style-name="P21">import ua.gradsoft.termware.DefaultFacts;</text:p>
      <text:p text:style-name="P21">import ua.gradsoft.termware.Substitution;</text:p>
      <text:p text:style-name="P21">import ua.gradsoft.termware.Term;</text:p>
      <text:p text:style-name="P21">import ua.gradsoft.termware.TermFactory;</text:p>
      <text:p text:style-name="P21">import ua.gradsoft.termware.TermWare;</text:p>
      <text:p text:style-name="P21">import ua.gradsoft.termware.TermWareException;</text:p>
      <text:p text:style-name="P21">import ua.gradsoft.termware.TransformationContext;</text:p>
      <text:p text:style-name="P21">import ua.gradsoft.termware.exceptions.AssertException;</text:p>
      <text:p text:style-name="P21">/**</text:p>
      <text:p text:style-name="P21">* example of facts database.</text:p>
      <text:p text:style-name="P21"><text:soft-page-break/>*/</text:p>
      <text:p text:style-name="P23">public class Example4Facts extends DefaultFacts {</text:p>
      <text:p text:style-name="P21"><text:s text:c="2"/>public Example4Facts() throws TermWareException</text:p>
      <text:p text:style-name="P21"><text:s text:c="2"/>{ super(); } </text:p>
      <text:p text:style-name="P21"/>
      <text:p text:style-name="P21"><text:s text:c="2"/>public void getGroup(TransformationContext ctx, Term groupTerm, String name) </text:p>
      <text:p text:style-name="P21"><text:s text:c="58"/>throws TermWareException</text:p>
      <text:p text:style-name="P21"><text:s text:c="2"/>{</text:p>
      <text:p text:style-name="P21"><text:s text:c="3"/>if (!groupTerm.isX()) {</text:p>
      <text:p text:style-name="P21"><text:s text:c="9"/>throw new AssertException(</text:p>
      <text:p text:style-name="P21"><text:s text:c="14"/>"first argument of getGroup must be propositional variable");</text:p>
      <text:p text:style-name="P21"><text:s text:c="3"/>}</text:p>
      <text:p text:style-name="P21"><text:s text:c="3"/>Object o=groups_.get(name);</text:p>
      <text:p text:style-name="P21"><text:s text:c="3"/>TermFactory termFactory = TermWare.getInstance().getTermFactory();</text:p>
      <text:p text:style-name="P21"><text:s text:c="3"/>Term value = ((o==null) ? termFactory.createNil() : <text:s text:c="14"/></text:p>
      <text:p text:style-name="P21"><text:s text:c="29"/>termFactory.createString((String)name) );</text:p>
      <text:p text:style-name="P21"><text:s text:c="3"/>Substitution s = ctx.getCurrentSubstitution();</text:p>
      <text:p text:style-name="P21"><text:s text:c="3"/>s.put(groupTerm,value);</text:p>
      <text:p text:style-name="P21"><text:s text:c="2"/>}</text:p>
      <text:p text:style-name="P21"/>
      <text:p text:style-name="P21"><text:s/>public boolean allowedGroup(String groupName,String page) </text:p>
      <text:p text:style-name="P21"><text:s/>{ </text:p>
      <text:p text:style-name="P21"><text:s text:c="2"/>Object o=acl_.get(groupName); </text:p>
      <text:p text:style-name="P21"><text:s text:c="2"/>if (o==null) return false;</text:p>
      <text:p text:style-name="P21"><text:s text:c="2"/>HashSet hs=(HashSet)o;</text:p>
      <text:p text:style-name="P21"><text:s text:c="2"/>return hs.contains(page);</text:p>
      <text:p text:style-name="P21"><text:s/>}</text:p>
      <text:p text:style-name="P21"/>
      <text:p text:style-name="P21"><text:s/>public void go(String page)</text:p>
      <text:p text:style-name="P21"><text:s/>{ System.out.println("go:"+page); }</text:p>
      <text:p text:style-name="P21"/>
      <text:p text:style-name="P21"><text:s/>public void notice(String msg,String name,String page)</text:p>
      <text:p text:style-name="P21"><text:s text:c="2"/>{ System.out.println(msg+"("+name+","+page+")"); }</text:p>
      <text:p text:style-name="P21"><text:s/>private HashMap&lt;String,HashSet&lt;String&gt;&gt; acl_;</text:p>
      <text:p text:style-name="P21"><text:s/>private HashMap&lt;String,String&gt; groups_;</text:p>
      <text:p text:style-name="P21"><text:s/>{</text:p>
      <text:p text:style-name="P21"><text:s text:c="3"/>groups_=new HashMap&lt;String,String&gt;();</text:p>
      <text:p text:style-name="P21"><text:s text:c="3"/>groups_.put("mark","admin");</text:p>
      <text:p text:style-name="P21"><text:s text:c="3"/>groups_.put("lyuds","admin");</text:p>
      <text:p text:style-name="P21"><text:s text:c="3"/>groups_.put("guest","guest");</text:p>
      <text:p text:style-name="P21"><text:s text:c="3"/>acl_=new HashMap&lt;String,HashSet&lt;String&gt;&gt;();</text:p>
      <text:p text:style-name="P21"><text:s text:c="3"/>HashSet&lt;String&gt; p1s=new HashSet&lt;String&gt;();</text:p>
      <text:p text:style-name="P21"><text:s text:c="3"/>p1s.add("page1");</text:p>
      <text:p text:style-name="P21"><text:s text:c="3"/>p1s.add("page2");</text:p>
      <text:p text:style-name="P21"><text:s text:c="3"/>p1s.add("page3");</text:p>
      <text:p text:style-name="P21"><text:s text:c="3"/>HashSet&lt;String&gt; p2s=new HashSet&lt;String&gt;();</text:p>
      <text:p text:style-name="P21"><text:s text:c="3"/>p2s.add("page1");</text:p>
      <text:p text:style-name="P21"><text:s text:c="3"/>acl_.put("admin",p1s);</text:p>
      <text:p text:style-name="P21"><text:s text:c="3"/>acl_.put("guest",p2s); </text:p>
      <text:p text:style-name="P21">}</text:p>
      <text:p text:style-name="P21">}</text:p>
      <text:p text:style-name="P12"/>
      <text:p text:style-name="P9">Setting of propositional variable is shown in method getGroup. At the beginning of method we check, that first argument is a propositional variable. At the end of the method we add relation between <text:span text:style-name="T6">groupTerm</text:span> and <text:span text:style-name="T6">value</text:span> in current substitution. </text:p>
      <text:p text:style-name="P9">Make our example closer to reality, usually the user can belong to several different groups. Modify previous example for case, when facts database returns us list of groups. </text:p>
      <text:p text:style-name="P10"/>
      <text:p text:style-name="Preformatted_20_Text"/>
      <text:p text:style-name="P21"><text:soft-page-break/></text:p>
      <text:p text:style-name="P21"><text:s/>access($name,$page) -&gt; groupsAccess($group,$name,$page) </text:p>
      <text:p text:style-name="P21"><text:s text:c="45"/>[getGroups($group,$name)],</text:p>
      <text:p text:style-name="P21"/>
      <text:p text:style-name="P21"><text:s/>groupsAccess([$group:$rest],$name,$page) -&gt; groupAccess($group,$name,$page)|| </text:p>
      <text:p text:style-name="P21"><text:s text:c="53"/>groupsAccess($rest,$name,$page),</text:p>
      <text:p text:style-name="P21"/>
      <text:p text:style-name="P21">groupsAccess([],$name,$page) -&gt; deny($name,$page),</text:p>
      <text:p text:style-name="P21"/>
      <text:p text:style-name="P21">groupAccess($name,$group,$page) </text:p>
      <text:p text:style-name="P21"><text:s text:c="11"/>[allowedGroup($group,$page)] -&gt; true[ go($name,$page) ] </text:p>
      <text:p text:style-name="P21"><text:s text:c="40"/>!-&gt; deny($name,$page),</text:p>
      <text:p text:style-name="P21"/>
      <text:p text:style-name="P21"><text:s/>true || $x -&gt; true ,</text:p>
      <text:p text:style-name="P21"><text:s/>$x || true -&gt; true ,</text:p>
      <text:p text:style-name="P21"/>
      <text:p text:style-name="P21"><text:s/>deny($name,$page) -&gt; false [ notice("access attempt") ],</text:p>
      <text:p text:style-name="P21"/>
      <text:p text:style-name="P24"/>
      <text:p text:style-name="P9">I.e. rules for groupsAccess keep checking of list of groups to checking of one group. Note, that evaluation of this ruleset is depend from strategy – if we reduce at first the main term, then rule </text:p>
      <text:p text:style-name="P9"/>
      <text:p text:style-name="P13"><text:s/>deny($name,$page) -&gt; false [ notice("access attempt") ]</text:p>
      <text:p text:style-name="P9"/>
      <text:p text:style-name="P9">will be applied only after redusing of all disunctions. </text:p>
      <text:p text:style-name="P9"/>
      <text:p text:style-name="P9">Now getGroups must return list of groups instead one group. What is list – recall, that [x,y] является is a shortcut to cons(x,cons(y,NIL)) , NIL and empty lists are synonims. I.e. lists in TermWare are identical to LISP ones. Generation of such list on Java is shown below: </text:p>
      <text:p text:style-name="Preformatted_20_Text"/>
      <text:p text:style-name="P15"/>
      <text:p text:style-name="P15">public void getGroups(TransformationContext ctx, Term groupTerm, String name) </text:p>
      <text:p text:style-name="P15"><text:s text:c="59"/>throws TermWareException</text:p>
      <text:p text:style-name="P15">{</text:p>
      <text:p text:style-name="P15"><text:s/>TermFactory termFactory=TermWare.getInstance().getTermFactory();</text:p>
      <text:p text:style-name="P15"><text:s/>if (!groupTerm.isX()) {</text:p>
      <text:p text:style-name="P15"><text:s text:c="5"/>throw new AssertException(</text:p>
      <text:p text:style-name="P15"><text:s text:c="11"/>"first argument of getGroups must be a propositional variable");</text:p>
      <text:p text:style-name="P15"><text:s/>}</text:p>
      <text:p text:style-name="P15"><text:s/>String[] groups=groups_.get(name);</text:p>
      <text:p text:style-name="P15"><text:s/>if (groups==null) {</text:p>
      <text:p text:style-name="P15"><text:s text:c="5"/>ctx.getCurrentSubstitution().put(groupTerm, termFactory.createNIL(), true);</text:p>
      <text:p text:style-name="P15"><text:s/>}else{</text:p>
      <text:p text:style-name="P15"><text:s text:c="5"/>Term retval=termFactory.createNil();</text:p>
      <text:p text:style-name="P15"><text:s text:c="5"/>String[] groups=(String[])o;</text:p>
      <text:p text:style-name="P15"><text:s text:c="5"/>for(int i=0; i&lt; groups.length; ++i) {</text:p>
      <text:p text:style-name="P15"><text:s text:c="8"/>retval=termFactory.createTerm("cons",</text:p>
      <text:p text:style-name="P15"><text:s text:c="38"/>termFactory.createString(groups[i]), </text:p>
      <text:p text:style-name="P15"><text:s text:c="38"/>retval);</text:p>
      <text:p text:style-name="P15"><text:s text:c="5"/>}</text:p>
      <text:p text:style-name="P15"><text:s text:c="5"/>ctx.getCurrentSubstitution().put(groupTerm, retval);</text:p>
      <text:p text:style-name="P15"><text:s/>}</text:p>
      <text:p text:style-name="P15">}</text:p>
      <text:p text:style-name="P15"/>
      <text:p text:style-name="P9"/>
      <text:p text:style-name="P9"><text:soft-page-break/>i.e. we generate cons entries with help of termFactory.createTerm </text:p>
      <text:h text:style-name="Heading_20_1" text:outline-level="1">More systematic introdution.</text:h>
      <text:p text:style-name="P9">This sections follows the <text:a xlink:type="simple" xlink:href="http://www.gradsoft.ua/rus/Products/termware/docs/Semantics_eng/Semantics_eng.html">semantics description,</text:a> but without mathematical details, that it is possible to read one fluently.</text:p>
      <text:h text:style-name="Heading_20_2" text:outline-level="2"><text:bookmark text:name="DDE_LINK"/>Types of terms. </text:h>
      <text:h text:style-name="Heading_20_3" text:outline-level="3">Primitive types. </text:h>
      <text:p text:style-name="P9">Integer types with different dimensions (<text:a xlink:type="simple" xlink:href="http://www.gradsoft.ua/rus/Products/termware/jdocs/ua/gradsoft/termware/ShortTerm.html">Short</text:a>, <text:a xlink:type="simple" xlink:href="http://www.gradsoft.ua/rus/Products/termware/jdocs/ua/gradsoft/termware/IntTerm.html">Int</text:a>, <text:a xlink:type="simple" xlink:href="http://www.gradsoft.ua/rus/Products/termware/jdocs/ua/gradsoft/termware/LongTerm.html">Long</text:a>, <text:a xlink:type="simple" xlink:href="http://www.gradsoft.ua/rus/Products/termware/jdocs/ua/gradsoft/termware/BigIntegerTerm.html">BigInteger)</text:a>, floating-point values (<text:a xlink:type="simple" xlink:href="http://www.gradsoft.ua/rus/Products/termware/jdocs/ua/gradsoft/termware/DoubleTerm.html">Double</text:a>, <text:a xlink:type="simple" xlink:href="http://www.gradsoft.ua/rus/Products/termware/jdocs/ua/gradsoft/termware/FloatTerm.html">Float</text:a>); fixed-point values (<text:a xlink:type="simple" xlink:href="http://www.gradsoft.ua/rus/Products/termware/jdocs/ua/gradsoft/termware/BigDecimalTerm.html">BigDecimal</text:a>), strings (<text:a xlink:type="simple" xlink:href="http://www.gradsoft.ua/rus/Products/termware/jdocs/ua/gradsoft/termware/StringTerm.html">String</text:a>), symbols (<text:a xlink:type="simple" xlink:href="http://www.gradsoft.ua/rus/Products/termware/jdocs/ua/gradsoft/termware/CharTerm.html">Char</text:a>), logical values (<text:a xlink:type="simple" xlink:href="http://www.gradsoft.ua/rus/Products/termware/jdocs/ua/gradsoft/termware/BooleanTerm.html">Boolean</text:a>), atoms (<text:a xlink:type="simple" xlink:href="http://www.gradsoft.ua/rus/Products/termware/jdocs/ua/gradsoft/termware/AtomTerm.html">Atom</text:a>) and special dedicated term <text:a xlink:type="simple" xlink:href="http://www.gradsoft.ua/rus/Products/termware/jdocs/ua/gradsoft/termware/NILTerm.html">NIL</text:a>.</text:p>
      <text:p text:style-name="P31"/>
      <text:p text:style-name="P9">In general anything unusual. If you notice, a list of primitive types in termware coincides with a simular list in Java language. </text:p>
      <text:p text:style-name="Paragraph_20_Padding">Appropriate lexemes also the same as in Java. <text:s/>One difference – exists special notation for big integer and big decimal numbers. <text:s/></text:p>
      <text:p text:style-name="Paragraph_20_Padding">Types of numbers with appropriated suffixes on lexems are shown in next table: <text:s/></text:p>
      <text:p text:style-name="Paragraph_20_Padding"/>
      <table:table table:name="NumberLexems" table:style-name="NumberLexems">
        <table:table-column table:style-name="NumberLexems.A" table:number-columns-repeated="2"/>
        <table:table-column table:style-name="NumberLexems.C"/>
        <table:table-column table:style-name="NumberLexems.D"/>
        <table:table-row>
          <table:table-cell table:style-name="NumberLexems.A1" office:value-type="string">
            <text:p text:style-name="P74"><text:s text:c="2"/></text:p>
          </table:table-cell>
          <table:table-cell table:style-name="NumberLexems.A1" office:value-type="string">
            <text:p text:style-name="P74">Type</text:p>
          </table:table-cell>
          <table:table-cell table:style-name="NumberLexems.A1" office:value-type="string">
            <text:p text:style-name="P74">Suffix</text:p>
          </table:table-cell>
          <table:table-cell table:style-name="NumberLexems.D1" office:value-type="string">
            <text:p text:style-name="P74">Example</text:p>
          </table:table-cell>
        </table:table-row>
        <table:table-row>
          <table:table-cell table:style-name="NumberLexems.A2" office:value-type="string">
            <text:p text:style-name="P74">Integer</text:p>
          </table:table-cell>
          <table:table-cell table:style-name="NumberLexems.A2" office:value-type="string">
            <text:p text:style-name="P74">Integer <text:s/></text:p>
          </table:table-cell>
          <table:table-cell table:style-name="NumberLexems.A2" office:value-type="string">
            <text:p text:style-name="P74"/>
          </table:table-cell>
          <table:table-cell table:style-name="NumberLexems.D2" office:value-type="string">
            <text:p text:style-name="P74">1</text:p>
          </table:table-cell>
        </table:table-row>
        <table:table-row>
          <table:table-cell table:style-name="NumberLexems.A2" office:value-type="string">
            <text:p text:style-name="P74">Long integer</text:p>
          </table:table-cell>
          <table:table-cell table:style-name="NumberLexems.A2" office:value-type="string">
            <text:p text:style-name="P74">Long</text:p>
          </table:table-cell>
          <table:table-cell table:style-name="NumberLexems.A2" office:value-type="string">
            <text:p text:style-name="P74">L</text:p>
          </table:table-cell>
          <table:table-cell table:style-name="NumberLexems.D2" office:value-type="string">
            <text:p text:style-name="P74"><text:bookmark-start text:name="DDE_LINK5"/>10000000000L<text:bookmark-end text:name="DDE_LINK5"/></text:p>
          </table:table-cell>
        </table:table-row>
        <table:table-row>
          <table:table-cell table:style-name="NumberLexems.A2" office:value-type="string">
            <text:p text:style-name="P74">Big Integer</text:p>
          </table:table-cell>
          <table:table-cell table:style-name="NumberLexems.A2" office:value-type="string">
            <text:p text:style-name="P74">BigInteger</text:p>
          </table:table-cell>
          <table:table-cell table:style-name="NumberLexems.A2" office:value-type="string">
            <text:p text:style-name="P74">B</text:p>
          </table:table-cell>
          <table:table-cell table:style-name="NumberLexems.D2" office:value-type="string">
            <text:p text:style-name="P74">1000000000022222B</text:p>
          </table:table-cell>
        </table:table-row>
        <table:table-row>
          <table:table-cell table:style-name="NumberLexems.A2" office:value-type="string">
            <text:p text:style-name="P74">Double precision floating point number</text:p>
          </table:table-cell>
          <table:table-cell table:style-name="NumberLexems.A2" office:value-type="string">
            <text:p text:style-name="P74">Double</text:p>
          </table:table-cell>
          <table:table-cell table:style-name="NumberLexems.A2" office:value-type="string">
            <text:p text:style-name="P74"/>
          </table:table-cell>
          <table:table-cell table:style-name="NumberLexems.D2" office:value-type="string">
            <text:p text:style-name="P74">1.1</text:p>
          </table:table-cell>
        </table:table-row>
        <table:table-row>
          <table:table-cell table:style-name="NumberLexems.A2" office:value-type="string">
            <text:p text:style-name="P74"/>
          </table:table-cell>
          <table:table-cell table:style-name="NumberLexems.A2" office:value-type="string">
            <text:p text:style-name="P74">Double</text:p>
          </table:table-cell>
          <table:table-cell table:style-name="NumberLexems.A2" office:value-type="string">
            <text:p text:style-name="P74">D</text:p>
          </table:table-cell>
          <table:table-cell table:style-name="NumberLexems.D2" office:value-type="string">
            <text:p text:style-name="P74">1.1D</text:p>
          </table:table-cell>
        </table:table-row>
        <table:table-row>
          <table:table-cell table:style-name="NumberLexems.A2" office:value-type="string">
            <text:p text:style-name="P74">Ordinary precision floating point number.</text:p>
          </table:table-cell>
          <table:table-cell table:style-name="NumberLexems.A2" office:value-type="string">
            <text:p text:style-name="P74">Float</text:p>
          </table:table-cell>
          <table:table-cell table:style-name="NumberLexems.A2" office:value-type="string">
            <text:p text:style-name="P74">F</text:p>
          </table:table-cell>
          <table:table-cell table:style-name="NumberLexems.D2" office:value-type="string">
            <text:p text:style-name="P74">1.1F</text:p>
          </table:table-cell>
        </table:table-row>
        <table:table-row>
          <table:table-cell table:style-name="NumberLexems.A2" office:value-type="string">
            <text:p text:style-name="P74">Decimal point number</text:p>
          </table:table-cell>
          <table:table-cell table:style-name="NumberLexems.A2" office:value-type="string">
            <text:p text:style-name="P74">BigDecimal</text:p>
          </table:table-cell>
          <table:table-cell table:style-name="NumberLexems.A2" office:value-type="string">
            <text:p text:style-name="P74">B</text:p>
          </table:table-cell>
          <table:table-cell table:style-name="NumberLexems.D2" office:value-type="string">
            <text:p text:style-name="P74">1.1B</text:p>
          </table:table-cell>
        </table:table-row>
      </table:table>
      <text:p text:style-name="P28"/>
      <text:h text:style-name="Heading_20_3" text:outline-level="3">Lists </text:h>
      <text:p text:style-name="P9">Lists are just syntax sugar for complex terms: [x] is a shortcut for cons(x,NIL), [x,y] for cons(x,[y]) and so on. [ ] (empty list) and NILS are synonyms.</text:p>
      <text:p text:style-name="P9">For matching of list also exists special syntax: [ x : y ] is a shortcut for cons(x,y) and during matching of pattern [ $x: $y] with list, for example, [1,2,3,4] $x will be matched to 1 and $y to [2,3,4] . </text:p>
      <text:p text:style-name="P9"/>
      <text:p text:style-name="P9">Let's look on next ruleset:</text:p>
      <text:p text:style-name="Preformatted_20_Text"/>
      <text:p text:style-name="P25"><text:s/>sum([$x:$y]) -&gt; $x + sum($y) </text:p>
      <text:p text:style-name="Preformatted_20_Text"><text:s/>sum([]) -&gt; 0</text:p>
      <text:p text:style-name="Preformatted_20_Text"><text:soft-page-break/></text:p>
      <text:p text:style-name="P9">sum([1,2]) will be reduced to 1+sum([2]), which will be reduced to 1+2+sum(NIL). sum(NIL) is 0 by second rule, so all will reduced to 1+2+0 = 3. </text:p>
      <text:h text:style-name="Heading_20_3" text:outline-level="3">Set </text:h>
      <text:p text:style-name="P9">Set {x1, .. xN} is a shortcut for term set(x1...xN) . I.e. { 1, 2, 3, 4, 5 } means set(1,2,3,4,5) , { 1, 2 } - set(1,2) , and { } - set() . </text:p>
      <text:p text:style-name="P9">The characteristic feature of set is that element can be present in set only once, i.e. { 1,2,2,3 } is the same as { 1,2,3}. </text:p>
      <text:p text:style-name="P9">As with lists, exists special syntax for set-pattern: { x : y } (or set_pattern(x,y)) which can matched with set, where x one of elements of set, y – set with all rest elements.</text:p>
      <text:list text:style-name="L15">
        <text:list-item text:start-value="1">
          <text:p text:style-name="P68">{ 1 : $y } and { 1,2,3 } - will associate $y with set { 1, 2 } </text:p>
        </text:list-item>
        <text:list-item>
          <text:p text:style-name="P68">{ 2 : $y } and { 1,2,3 } - with set { 1, 3 } </text:p>
        </text:list-item>
        <text:list-item>
          <text:p text:style-name="P68">{ $x : $y } and { 1,2,3 } - will set $x to one, $y with { 2, 3 } . (moreover, declared semantics allowed any other combination). </text:p>
        </text:list-item>
      </text:list>
      <text:p text:style-name="P9"/>
      <text:h text:style-name="Heading_20_3" text:outline-level="3">Java objects</text:h>
      <text:p text:style-name="P31"/>
      <text:p text:style-name="P33">Arbitrary Jaba object can be encapsulated in terms, taking part in unifications and substitutions. From Java side such term can be created with method <text:span text:style-name="T6">TermFactory.createJTerm. </text:span></text:p>
      <text:p text:style-name="P31">For matching of java objects of some class exists special syntax: @class("class-name",$v).</text:p>
      <text:p text:style-name="P31">For example next rule:</text:p>
      <text:p text:style-name="P31">@class("java.io.StringStream",$x) -&gt; true </text:p>
      <text:p text:style-name="P31">will transform to true all instances of java.io.StringStream.</text:p>
      <text:h text:style-name="Heading_20_3" text:outline-level="3">Propositional variabes. </text:h>
      <text:p text:style-name="P31">Denoted as $x, $y, ... etc. Scope – rule. Means "places" where terms are substituted during rules evaluations. On Java level represented as instances of class Xterm (<text:a xlink:type="simple" xlink:href="http://www.gradsoft.ua/rus/Products/termware/jdocs/ua/gradsoft/termware/XTerm.html">API</text:a>). Internally identified by number: minFv()=maxFv()="number identified this variable".</text:p>
      <text:h text:style-name="Heading_20_3" text:outline-level="3">Complex terms.</text:h>
      <text:p text:style-name="P31">And at last – complex terms (i.e. all other). If a1,... an – terms, f – identifier, than f(a1...an) – term. 'f' will be called functional symbol, a1...an – subterms. Number of subterms called arity. In general, all complex structures is a complex term (may be decorated by syntax sugar).</text:p>
      <text:p text:style-name="P3">Alse exists special syntax for mathing: <text:s/>pattern f($x) matched with term with arity 1 and functioanal symbol f, f($x,$y) – term with arity 2 and so on. </text:p>
      <text:p text:style-name="P31">Another unusial and quite powerfull syntax for matching: $f..($x) </text:p>
      <text:p text:style-name="P31">$f..($x) matched with any complex term, $f will be associated with functional system. (atom with the name same as functional symbol), $x – with list of arguments. f..($x) will be succesfully matched with f(1) [ x &lt;- [1] ) and with f(1,2) [ x &lt;- [1,2]) and $f..(NIL) will be associated with any 0-arity functions.</text:p>
      <text:h text:style-name="Heading_20_2" text:outline-level="2"><text:bookmark text:name="DDE_LINK1"/>Rules</text:h>
      <text:p text:style-name="P31">Rule in simplified general case is a expression like:</text:p>
      <text:p text:style-name="P3"><text:soft-page-break/><text:s text:c="12"/></text:p>
      <text:list text:style-name="L16">
        <text:list-header>
          <text:p text:style-name="P34">x [condition] -&gt; y [action] | [condition1] -&gt; y1 [action1] ... !-&gt; yLast [actionLast]</text:p>
        </text:list-header>
      </text:list>
      <text:p text:style-name="P31"/>
      <text:p text:style-name="P31">Evaluation follows next sequence of events: try match term with pattern <text:span text:style-name="T5">x</text:span>, if matching failed – rule does not applied, otherwise – check <text:span text:style-name="T5">condition</text:span>. If <text:span text:style-name="T5">condition</text:span> is evaluated to true – rewrite <text:span text:style-name="T5">x</text:span> to <text:span text:style-name="T5">y</text:span> and execute action, otherwise – check condition <text:span text:style-name="T5">condition1</text:span>, if true – rewrite <text:span text:style-name="T5">x</text:span> to <text:span text:style-name="T5">y1</text:span> and do <text:span text:style-name="T5">action1</text:span>, otherwise next with <text:span text:style-name="T5">y2</text:span> and so on. If none from conditions is evaluated to true – rewrite to <text:span text:style-name="T5">yLast</text:span> and do action <text:span text:style-name="T5">actionLast</text:span>. Of course in real life most rules are abbreviated. </text:p>
      <text:p text:style-name="P31">Yet one question – how exactly conditions are evaluated and actions are performed ? It's depend from class of facts database, associated with system. In DefaultFacts(see API) implemented the following algorithm:</text:p>
      <text:p text:style-name="P31"/>
      <text:p text:style-name="P31">Conditions:</text:p>
      <text:list text:style-name="L17">
        <text:list-item>
          <text:p text:style-name="P35">In expression inside conditions brackets applied current system (this can be disabled) </text:p>
        </text:list-item>
        <text:list-item>
          <text:p text:style-name="P35">Applied 'general' system – this is built in system, where defined functions of general meaning -- &amp;&amp;, || and so on. In addition to general system transformers added method transformers of facts:</text:p>
        </text:list-item>
        <text:list-item>
          <text:p text:style-name="P35">If functional symbol is the same, as method of facts and number of arguments is the same as term arity, then:</text:p>
          <text:list>
            <text:list-item>
              <text:p text:style-name="P35">We try to transform term to types of signature of appropriative method, and if attempt was successful – the method is called.</text:p>
            </text:list-item>
            <text:list-item>
              <text:p text:style-name="P35">When number of method arguments is the raity of term plus one, and first argument of method is belong to type TransformationContext(see API), then context of current transformation is passed as first argument, others – as in previous case. </text:p>
            </text:list-item>
          </text:list>
        </text:list-item>
        <text:list-item>
          <text:p text:style-name="P35">If after applying all transformers we receive logical true – than condition evaluated to true (and rule interpreter do rewriting action)</text:p>
        </text:list-item>
      </text:list>
      <text:list text:style-name="L18">
        <text:list-header>
          <text:p text:style-name="P41"> </text:p>
        </text:list-header>
      </text:list>
      <text:p text:style-name="P31">Actions: the overall algorithm is the same as for conditions, difference is in ignoring return values and few actions in lists are transformed consistently. </text:p>
      <text:p text:style-name="P31"/>
      <text:p text:style-name="P3">Also note, that rule can be decorated by let and where parts. </text:p>
      <text:p text:style-name="P3"/>
      <text:h text:style-name="Heading_20_2" text:outline-level="2">Set of rules</text:h>
      <text:p text:style-name="P31"/>
      <text:p text:style-name="P31">Several rules can be combined in rulesets.</text:p>
      <text:p text:style-name="P31">Example were given in abundance above, now let's show something new:</text:p>
      <text:p text:style-name="P5"/>
      <text:p text:style-name="P15"/>
      <text:p text:style-name="P15">ruleset(</text:p>
      <text:p text:style-name="P15"><text:s/>import(general)</text:p>
      <text:p text:style-name="P15"/>
      <text:p text:style-name="P15"><text:s/># handle new invoice and set one to paid if possible. </text:p>
      <text:p text:style-name="P15"><text:s/>@class("ua.gradsoft.termwaredemos.invoicing.Invoice", $invoice) </text:p>
      <text:p text:style-name="P15"><text:s text:c="2"/>[ ! $invoice.isPayed() </text:p>
      <text:p text:style-name="P15"><text:s text:c="4"/>&amp;&amp; </text:p>
      <text:p text:style-name="P15"><text:s text:c="4"/>$invoice.getCustomer().getAccountBalance()</text:p>
      <text:p text:style-name="P15"><text:s text:c="9"/>-</text:p>
      <text:p text:style-name="P15"><text:s text:c="4"/>$invoice.getAmount()</text:p>
      <text:p text:style-name="P15"><text:s text:c="9"/>+</text:p>
      <text:p text:style-name="P15"><text:s text:c="4"/>$invoice.getCustomer().getCreditLimit() </text:p>
      <text:p text:style-name="P15"><text:s text:c="51"/>&gt; 0 <text:s/></text:p>
      <text:p text:style-name="P15"><text:s text:c="2"/>] </text:p>
      <text:p text:style-name="P15"><text:s text:c="4"/>-&gt; true </text:p>
      <text:p text:style-name="P15"><text:s text:c="10"/>[ $invoice.getCustomer().decrementAccount($invoice.getAmount()) </text:p>
      <text:p text:style-name="P15"><text:s text:c="13"/>&amp;&amp; </text:p>
      <text:p text:style-name="P15"><text:s text:c="12"/>$invoice.setPayed(true) </text:p>
      <text:p text:style-name="P15"><text:soft-page-break/><text:s text:c="10"/>], </text:p>
      <text:p text:style-name="P15"/>
      <text:p text:style-name="P15"><text:s/># set credit limit in depend from summary payments. </text:p>
      <text:p text:style-name="P15"><text:s/>@class("ua.gradsoft.termwaredemos.invoicing.Customer", $customer) </text:p>
      <text:p text:style-name="P15"><text:s/>[ $customer.getAccountBalance() &gt; 0 </text:p>
      <text:p text:style-name="P15"><text:s text:c="2"/>&amp;&amp; $customer.getSummaryPayments() &gt; 2000 </text:p>
      <text:p text:style-name="P15"><text:s/>] <text:s text:c="7"/>-&gt; <text:s text:c="11"/>true [ $customer.setCreditLimit(500) ] </text:p>
      <text:p text:style-name="P15">)</text:p>
      <text:p text:style-name="P15"/>
      <text:p text:style-name="P15"/>
      <text:p text:style-name="P3"/>
      <text:p text:style-name="P3">These rules are working on Java objects, the first looks at the invoices and bills from the customer account; second set credit limit for customer.</text:p>
      <text:p text:style-name="P31">Classes for Customer and Invoices can be defined as follows:</text:p>
      <text:p text:style-name="P31"/>
      <text:p text:style-name="Preformatted_20_Text"/>
      <text:p text:style-name="P21">/** </text:p>
      <text:p text:style-name="P21">*The definition of customer</text:p>
      <text:p text:style-name="P21">*/ </text:p>
      <text:p text:style-name="P21">public class Customer { </text:p>
      <text:p text:style-name="P21"/>
      <text:p text:style-name="P21"/>
      <text:p text:style-name="P21"><text:s text:c="2"/>/** Get the name of this customer. */ </text:p>
      <text:p text:style-name="P21"><text:s text:c="2"/>public String getName() </text:p>
      <text:p text:style-name="P21"><text:s text:c="2"/>{ </text:p>
      <text:p text:style-name="P21"><text:s text:c="4"/>....... </text:p>
      <text:p text:style-name="P21"><text:s text:c="2"/>} </text:p>
      <text:p text:style-name="P21"/>
      <text:p text:style-name="P21"><text:s text:c="2"/>/** Get the credit limit of this customer. */ </text:p>
      <text:p text:style-name="P21"><text:s text:c="2"/>public BigDecimal getCreditLimit() </text:p>
      <text:p text:style-name="P21"><text:s text:c="2"/>{ </text:p>
      <text:p text:style-name="P21"><text:s text:c="3"/>........</text:p>
      <text:p text:style-name="P21"><text:s text:c="2"/>} </text:p>
      <text:p text:style-name="P21"/>
      <text:p text:style-name="P21"><text:s text:c="2"/>/** set the credit limit of this customer **/</text:p>
      <text:p text:style-name="P21"><text:s text:c="2"/>public void setCreditLimit(BigDecimal creditLimit)</text:p>
      <text:p text:style-name="P21"><text:s text:c="2"/>{</text:p>
      <text:p text:style-name="P21"><text:s text:c="3"/>........</text:p>
      <text:p text:style-name="P21"><text:s text:c="2"/>}</text:p>
      <text:p text:style-name="P21"/>
      <text:p text:style-name="P21"><text:s text:c="2"/>/** get current account balance **/</text:p>
      <text:p text:style-name="P21"><text:s text:c="2"/>public BigDecimal getAccountBalance()</text:p>
      <text:p text:style-name="P21"><text:s text:c="2"/>{</text:p>
      <text:p text:style-name="P21"><text:s text:c="3"/>.........</text:p>
      <text:p text:style-name="P21"><text:s text:c="2"/>}</text:p>
      <text:p text:style-name="P21"/>
      <text:p text:style-name="P21"><text:s text:c="2"/>public void incrementAccountBalance(BigDecimal amount)</text:p>
      <text:p text:style-name="P21"><text:s text:c="2"/>{</text:p>
      <text:p text:style-name="P21"><text:s text:c="3"/>.......</text:p>
      <text:p text:style-name="P21"><text:s text:c="3"/>}</text:p>
      <text:p text:style-name="P21"/>
      <text:p text:style-name="P21"><text:s text:c="2"/>public void decrementAccountBalance(BigDecimal amount)</text:p>
      <text:p text:style-name="P21"><text:s text:c="2"/>{</text:p>
      <text:p text:style-name="P21"><text:s text:c="3"/>.......</text:p>
      <text:p text:style-name="P21"><text:s text:c="2"/>}</text:p>
      <text:p text:style-name="P21"/>
      <text:p text:style-name="P21"><text:s text:c="2"/>public BigDecimal getSummaryPayments()</text:p>
      <text:p text:style-name="P21"><text:s text:c="2"/>{</text:p>
      <text:p text:style-name="P21"><text:s text:c="3"/>.........</text:p>
      <text:p text:style-name="P21"><text:s text:c="2"/>}</text:p>
      <text:p text:style-name="P21"/>
      <text:p text:style-name="P21"><text:soft-page-break/>}</text:p>
      <text:p text:style-name="P21"/>
      <text:p text:style-name="P31"/>
      <text:p text:style-name="P31"/>
      <text:p text:style-name="P31">I.e. using class can be POJO or incapsulate database queries.</text:p>
      <text:p text:style-name="P31"><text:span text:style-name="T5">$customer.getAccountBalance()</text:span> is works, since this is shortcut for <text:span text:style-name="T5">apply($customer,getAccountBalance()).</text:span> In general system apply for Java object is evaluated as appropriative methods call. After variable substitution we have java object in $customer, so all is works as expected.</text:p>
      <text:p text:style-name="P31"/>
      <text:h text:style-name="Heading_20_3" text:outline-level="3">Import</text:h>
      <text:p text:style-name="P31"/>
      <text:p text:style-name="P31">Also note the phrase <text:span text:style-name="T5">import(general</text:span>). Rules can be imported from other systems, this mechanism is very similar to the mechanism of inheritance in object-oriented programming. Another import options is <text:span text:style-name="T5">importTransformed</text:span> where we can change rules during import. </text:p>
      <text:h text:style-name="Heading_20_3" text:outline-level="3">Order of rule application. </text:h>
      <text:p text:style-name="P31">The exact order of rules evaluation is depend from strategy. But exists one general rule for conflicts resolution, which can be described as "at first look at more partial cases", i.e. when one expression can be reduced by two different rules (let <text:span text:style-name="T5">r1</text:span> and <text:span text:style-name="T5">r2</text:span>) and one from rules have more partial pattern, then other (let r1), then r1 is applied first. </text:p>
      <text:p text:style-name="P31"/>
      <text:p text:style-name="P31">For example, next ruleset:</text:p>
      <text:p text:style-name="P3"/>
      <text:p text:style-name="P15">ruleset(</text:p>
      <text:p text:style-name="P15"><text:s text:c="2"/>p(q($x)) -&gt; A,</text:p>
      <text:p text:style-name="P15"><text:s text:c="2"/>p($x) -&gt; B</text:p>
      <text:p text:style-name="P15"><text:bookmark text:name="DDE_LINK3"/>)</text:p>
      <text:p text:style-name="P15"/>
      <text:p text:style-name="P31"/>
      <text:p text:style-name="P31">Will return <text:span text:style-name="T5">A</text:span> for <text:span text:style-name="T5">p(q(1))</text:span> and <text:span text:style-name="T5">B</text:span> for <text:span text:style-name="T5">p(1</text:span>). Yet one example:</text:p>
      <text:p text:style-name="P15"/>
      <text:p text:style-name="P15">ruleset(</text:p>
      <text:p text:style-name="P15"><text:s text:c="2"/>p($x,$x) -&gt; same,</text:p>
      <text:p text:style-name="P15"><text:s text:c="2"/>p($x,$y) -&gt; different</text:p>
      <text:p text:style-name="P15">) </text:p>
      <text:p text:style-name="P15"/>
      <text:p text:style-name="P31"/>
      <text:p text:style-name="P31">will return <text:span text:style-name="T5">same</text:span> for <text:span text:style-name="T5">p(a,a)</text:span> and <text:span text:style-name="T5">different</text:span> for <text:span text:style-name="T5">p(a,b)</text:span>.</text:p>
      <text:p text:style-name="P31"/>
      <text:h text:style-name="Heading_20_3" text:outline-level="3">Let and Where expressions.</text:h>
      <text:p text:style-name="P31">When we said, that the sequence of reductions is defined by strategy, we said not all: exists kinds of expressions, which is reduced in special way. This is so-called let and where expressions. Consider a phrase:</text:p>
      <text:p text:style-name="P42">let (v<text:span text:style-name="T3">1</text:span> &lt;- e<text:span text:style-name="T3">1</text:span>, v<text:span text:style-name="T3">2</text:span> &lt;- e<text:span text:style-name="T3">2</text:span>,... v<text:span text:style-name="T3">N</text:span> &lt;- e<text:span text:style-name="T3">N</text:span>) x</text:p>
      <text:p text:style-name="P31">Reduction of this expression is hapenning in the next way: first e<text:span text:style-name="T3">1 </text:span>.. e<text:span text:style-name="T3">N </text:span>are redused and received values are associated with propositional variables v<text:span text:style-name="T3">1</text:span> ... v<text:span text:style-name="T3">N</text:span>, then ones are substituted in x, then substituted x is redused. </text:p>
      <text:p text:style-name="P31">where expressions diffrers from let only by syntax – next expression is just a synonim:</text:p>
      <text:p text:style-name="P42">x where (v<text:span text:style-name="T3">1</text:span> &lt;- e<text:span text:style-name="T3">1</text:span>, v<text:span text:style-name="T3">2</text:span> &lt;- e<text:span text:style-name="T3">2</text:span>,... v<text:span text:style-name="T3">N</text:span> &lt;- e<text:span text:style-name="T3">N</text:span>)</text:p>
      <text:p text:style-name="P31"/>
      <text:p text:style-name="P31">Also exists specialized syntax for using let and where in rules:</text:p>
      <text:list text:style-name="L19">
        <text:list-item>
          <text:list>
            <text:list-item>
              <text:p text:style-name="P45"><text:soft-page-break/>in left part, i.e. when rule looks like:</text:p>
            </text:list-item>
          </text:list>
        </text:list-item>
      </text:list>
      <text:p text:style-name="P72">x [ condition ] where (v<text:span text:style-name="T3">1</text:span> &lt;- e<text:span text:style-name="T3">1</text:span>, v<text:span text:style-name="T3">2</text:span> &lt;- e<text:span text:style-name="T3">2</text:span>,... v<text:span text:style-name="T3">N</text:span> &lt;- e<text:span text:style-name="T3">N</text:span>) -&gt; y | [cn<text:span text:style-name="T3">1</text:span>] -&gt; y<text:span text:style-name="T3">1 </text:span>| ... !-&gt; y<text:span text:style-name="T3">K</text:span></text:p>
      <text:p text:style-name="P71">or alternate form:</text:p>
      <text:p text:style-name="P72">x let (v<text:span text:style-name="T3">1</text:span> &lt;- e<text:span text:style-name="T3">1</text:span>, v<text:span text:style-name="T3">2</text:span> &lt;- e<text:span text:style-name="T3">2</text:span>,... v<text:span text:style-name="T3">N</text:span> &lt;- e<text:span text:style-name="T3">N</text:span>) [ condition ] -&gt; y | [cn<text:span text:style-name="T3">1</text:span>] -&gt; y<text:span text:style-name="T3">1 </text:span>| ... !-&gt; y<text:span text:style-name="T3">K</text:span></text:p>
      <text:p text:style-name="P71">then after successfull matching of x, at first e<text:span text:style-name="T3">1</text:span> ... e<text:span text:style-name="T3">N </text:span>are redused and substituted in all conditions and right patterns of rules. </text:p>
      <text:list text:style-name="L20">
        <text:list-item>
          <text:p text:style-name="P46">In right parts, i.e. when right part looks like </text:p>
          <text:list>
            <text:list-header>
              <text:p text:style-name="P43">let (v<text:span text:style-name="T3">1</text:span> &lt;- e<text:span text:style-name="T3">1</text:span>, v<text:span text:style-name="T3">2</text:span> &lt;- e<text:span text:style-name="T3">2</text:span>,... v<text:span text:style-name="T3">N</text:span> &lt;- e<text:span text:style-name="T3">N</text:span>) y [ action ]</text:p>
            </text:list-header>
          </text:list>
          <text:p text:style-name="P46">or</text:p>
          <text:p text:style-name="P43">y [ action ] where (v<text:span text:style-name="T3">1</text:span> &lt;- e<text:span text:style-name="T3">1</text:span>, v<text:span text:style-name="T3">2</text:span> &lt;- e<text:span text:style-name="T3">2</text:span>,... v<text:span text:style-name="T3">N</text:span> &lt;- e<text:span text:style-name="T3">N</text:span>)</text:p>
          <text:p text:style-name="P46">in this case <text:span text:style-name="T5">v</text:span><text:span text:style-name="T4">1</text:span><text:span text:style-name="T5">,... v</text:span><text:span text:style-name="T4">N</text:span><text:span text:style-name="T5"> </text:span>are defined only in scope of appropriative right part (<text:span text:style-name="T5">y </text:span>and <text:span text:style-name="T5">action </text:span>).</text:p>
        </text:list-item>
      </text:list>
      <text:p text:style-name="P31"/>
      <text:p text:style-name="P31"/>
      <text:h text:style-name="Heading_20_2" text:outline-level="2"><text:bookmark text:name="DDE_LINK2"/>Systems</text:h>
      <text:p text:style-name="P31"/>
      <text:p text:style-name="P31">At last – system. This is a name + facts database + set of rules + strategy.</text:p>
      <text:p text:style-name="P31">Name – any identifier.</text:p>
      <text:p text:style-name="P31">Facts database – Java class, which implements interface IFacts. Facts databases can be called by name after registering in TermWare instance; </text:p>
      <text:p text:style-name="P31"/>
      <text:p text:style-name="P15">IFacts facts = new MyFacts();</text:p>
      <text:p text:style-name="P15">TermWare.getInstance().addFacts("MyFacts",facts);</text:p>
      <text:p text:style-name="P3"/>
      <text:p text:style-name="P3">after this it is possible to write system definition as: <text:span text:style-name="T5">system(MySystem, MyFacts, ruleset(....), MyStrategy)</text:span></text:p>
      <text:p text:style-name="P31"/>
      <text:p text:style-name="P31">This approach is usefull when we need to create more that one system, works one one facts database. Note, that <text:span text:style-name="T5">TermWare.getInstance().addFacts() </text:span>will create top level name in hierarchical name system. For creation of nested name you can <text:span text:style-name="T5">addFacts() </text:span>in class Domain.</text:p>
      <text:p text:style-name="P31"/>
      <text:p text:style-name="P31">Also you can use load classes of facts database by name, i. e. In system definition instead name of registered facts write expression <text:span text:style-name="T5">loadFacts(name,className)</text:span>, in this case TermWare will load class with name <text:span text:style-name="T5">className</text:span> (of course one must implements <text:span text:style-name="T5">Ifacts</text:span>), then will create instance object, bind one with name <text:span text:style-name="T5">name</text:span> and associate loaded system with received instance object. </text:p>
      <text:p text:style-name="P31"/>
      <text:p text:style-name="P31">The same with strategies – it is possible to use ones by name (exists predefined strategies with names 'FirstTop' and 'BottomTop') or load own strategy with help <text:span text:style-name="T5">loadStrategy</text:span> expression in system definition.</text:p>
      <text:h text:style-name="Heading_20_2" text:outline-level="2">Domains</text:h>
      <text:p text:style-name="P31"/>
      <text:p text:style-name="P31">Systems can be grouped into domains. What is domain – just analog of <text:span text:style-name="T5">namespace</text:span> in С++ or <text:span text:style-name="T5">package</text:span> in Java. TermWare can load system definitions from file system or current class loader using directory structure simular to stucture of domain names. Set of starting points for search can be passed to termware as Java property <text:span text:style-name="T5">termware.path</text:span>. Of course, it is possible to set one from program: <text:span text:style-name="T5">TermWare.getInstance().getTermLoader().addSearchPath(String path).</text:span></text:p>
      <text:p text:style-name="P31"/>
      <text:p text:style-name="P31">Small illustation:</text:p>
      <text:p text:style-name="P31"/>
      <text:p text:style-name="P31">Let we have two subdirectories in termware.path: A and B.</text:p>
      <text:p text:style-name="P31"><text:soft-page-break/>In A situated file X.def, with next content:</text:p>
      <text:p text:style-name="P15"/>
      <text:p text:style-name="P15">domain(A,</text:p>
      <text:p text:style-name="P15"><text:s text:c="2"/>system(X,MyFacts,</text:p>
      <text:p text:style-name="P15"><text:s text:c="4"/>ruleset(</text:p>
      <text:p text:style-name="P15"><text:s text:c="6"/>a($x) -&gt; A,</text:p>
      <text:p text:style-name="P15"><text:s text:c="6"/>b($x) -&gt; B </text:p>
      <text:p text:style-name="P15"><text:s text:c="4"/>), </text:p>
      <text:p text:style-name="P15"><text:s text:c="2"/>)</text:p>
      <text:p text:style-name="P15">)</text:p>
      <text:p text:style-name="P15"/>
      <text:p text:style-name="P31"/>
      <text:p text:style-name="P31">And in B we also have X.def:</text:p>
      <text:p text:style-name="P3"/>
      <text:p text:style-name="P15">domain(B,</text:p>
      <text:p text:style-name="P15"><text:s text:c="2"/>system(X,MyFacts,</text:p>
      <text:p text:style-name="P15"><text:s text:c="4"/>ruleset(</text:p>
      <text:p text:style-name="P15"><text:s text:c="6"/>a($x) -&gt; B,</text:p>
      <text:p text:style-name="P15"><text:s text:c="6"/>b($x) -&gt; C </text:p>
      <text:p text:style-name="P15"><text:s text:c="4"/>), </text:p>
      <text:p text:style-name="P15"><text:s text:c="2"/>)</text:p>
      <text:p text:style-name="P15">)</text:p>
      <text:p text:style-name="P15"/>
      <text:p text:style-name="P31"/>
      <text:p text:style-name="P49"><text:bookmark text:name="DDE_LINK4"/>Then call of <text:span text:style-name="T5">apply(A::X,a(1))</text:span> will return <text:span text:style-name="T5">A</text:span>, call of <text:span text:style-name="T5">apply(B::X,a(1))</text:span> – B<text:span text:style-name="T5">.</text:span></text:p>
      <text:p text:style-name="P49">So, full name is denoted as C1::C2::...::Cn and means (for systems) system Сn, which is situated in domain C(n-1) ... which is situated in domain С1. Without syntax sugar this can be expressed as <text:span text:style-name="T5">_name(C1,..Cn)</text:span>. By the way, note that apply(x,y) also can be writted in short form (with dot) i.e. <text:span text:style-name="T5">apply(A::X,a(1)</text:span>) is equal to <text:span text:style-name="T5">A::X.a(1). S</text:span>uch notation is used quite frequently. You can pay some attention to class <text:span text:style-name="T5">Domain (</text:span><text:a xlink:type="simple" xlink:href="http://www.gradsoft.ua/rus/Products/termware/jdocs/ua/gradsoft/termware/Domain.html">API</text:a><text:span text:style-name="T5">)</text:span>, which provide API to contents of domains, loaded in system. Also notes, when sometimes we want keep systems definitions somewhere else than file system, in such cases TermWare allows to write own implementation of callback interface (<text:a xlink:type="simple" xlink:href="http://www.gradsoft.ua/rus/Products/termware/jdocs/ua/gradsoft/termware/TermLoader.html"><text:span text:style-name="T5">TermLoader)</text:span></text:a> and register one in instance of termware engine.</text:p>
      <text:p text:style-name="P31"/>
      <text:p text:style-name="P31"/>
      <text:h text:style-name="Heading_20_1" text:outline-level="1">What next</text:h>
      <text:p text:style-name="P31"/>
      <text:p text:style-name="P31">Links to reference documentation (the same as in preface):</text:p>
      <text:list text:style-name="L21">
        <text:list-item text:start-value="1">
          <text:p text:style-name="P54"><text:a xlink:type="simple" xlink:href="http://www.gradsoft.ua/rus/Products/termware/jdocs/index.html?overview-summary.html">Java API Description </text:a></text:p>
        </text:list-item>
        <text:list-item>
          <text:p text:style-name="P54"><text:a xlink:type="simple" xlink:href="http://www.gradsoft.ua/rus/Products/termware/docs/TAPI/index.html">TermWare API for predefined systems. </text:a></text:p>
        </text:list-item>
        <text:list-item>
          <text:p text:style-name="P54"><text:a xlink:type="simple" xlink:href="http://www.gradsoft.ua/rus/Products/termware/docs/Semantics_eng/Semantics_eng.html">Semantics description </text:a></text:p>
        </text:list-item>
      </text:list>
      <text:p text:style-name="P11">Also you can look fot articles on GradSoft site for description of semantics in more readable form then formal document. Next article: <text:a xlink:type="simple" xlink:href="http://www.gradsoft.ua/eng/whitepapers/TermWare-CPP2005-4.pdf">TermWare: A Rewriting Framework for Rule-Based Programming Dynamic Applications</text:a> can be used instead introduction. </text:p>
      <text:p text:style-name="P11">Also look at examples, which situated in demo subdirectory of installation. Exists few non-trivial open source projects, which use TermWare, for example – JavaChecker (<text:a xlink:type="simple" xlink:href="http://www.gradsoft.ua/products/javachecker_eng.html">http://www.gradsoft.ua/products/javachecker_eng.html</text:a><text:a xlink:type="simple" xlink:href="http://www.gradsoft.ua/products/javachecker_eng.html%29б">)</text:a>, it is possible to determinate typical patterns of usage by reading source code.</text:p>
      <text:p text:style-name="P11">Hope, this introduction was interesting. With any questions about this document, please, contact author – <text:a xlink:type="simple" xlink:href="mailto:Ruslan@Shevchenko.Kiev.UA">Ruslan@Shevchenko.Kiev.UA</text:a>.</text:p>
      <text:p text:style-name="P11">Rega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ans-serif"/>
    <style:font-face style:name="Courier1" svg:font-family="Courier"/>
    <style:font-face style:name="Courier New1" svg:font-family="'Courier New', monospace"/>
    <style:font-face style:name="Courier" svg:font-family="Courier, monospace"/>
    <style:font-face style:name="Lucida Console" svg:font-family="'Lucida Console'"/>
    <style:font-face style:name="StarSymbol" svg:font-family="StarSymbol"/>
    <style:font-face style:name="Times New Roman1" svg:font-family="'Times New Roman'"/>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en" style:country-asian="US" style:font-name-complex="Arial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598in" fo:margin-right="0.0598in" fo:margin-top="0.0598in" fo:margin-bottom="0.0598in" fo:text-indent="0in" style:auto-text-indent="false"/>
      <style:text-properties style:font-name="Times New Roman1" fo:font-size="12pt" style:font-name-asian="Times New Roman1" style:font-size-asian="12pt" style:font-name-complex="Times New Roman1" style:font-size-complex="12pt"/>
    </style:style>
    <style:style style:name="Text_20_body" style:display-name="Text body" style:family="paragraph" style:parent-style-name="Standard" style:class="text">
      <style:paragraph-properties fo:margin-left="0in" fo:margin-right="0in" fo:margin-top="0in" fo:margin-bottom="0in" fo:text-indent="0in" style:auto-text-indent="false"/>
      <style:text-properties style:font-name="Times New Roman1" fo:font-size="12pt" style:font-name-asian="Times New Roman1" style:font-size-asian="12pt" style:font-name-complex="Times New Roman1" style:font-size-complex="12pt"/>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imes New Roman1" fo:font-size="16pt" fo:font-weight="bold" style:font-name-asian="Times New Roman1" style:font-size-asian="16pt" style:font-weight-asian="bold" style:font-name-complex="Times New Roman1" style:font-size-complex="16pt" style:font-weight-complex="bold"/>
    </style:style>
    <style:style style:name="Heading_20_2" style:display-name="Heading 2" style:family="paragraph" style:parent-style-name="Heading" style:next-style-name="Text_20_body" style:class="text" style:default-outline-level="2">
      <style:text-properties style:font-name="Times New Roman1" fo:font-size="14pt" fo:font-style="italic" fo:font-weight="bold" style:font-name-asian="Times New Roman1" style:font-size-asian="14pt" style:font-style-asian="italic" style:font-weight-asian="bold" style:font-name-complex="Times New Roman1"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1" fo:font-size="13pt" fo:font-weight="bold" style:font-name-asian="Times New Roman1" style:font-size-asian="13pt" style:font-weight-asian="bold" style:font-name-complex="Times New Roman1" style:font-size-complex="13pt" style:font-weight-complex="bold"/>
    </style:style>
    <style:style style:name="Heading_20_4" style:display-name="Heading 4" style:family="paragraph" style:parent-style-name="Heading" style:next-style-name="Text_20_body" style:class="text" style:default-outline-level="4">
      <style:text-properties style:font-name="Times New Roman1"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Times New Roman1" fo:font-size="11pt" fo:font-weight="bold" style:font-name-asian="Times New Roman1" style:font-size-asian="11pt" style:font-weight-asian="bold" style:font-name-complex="Times New Roman1" style:font-size-complex="11pt" style:font-weight-complex="bold"/>
    </style:style>
    <style:style style:name="Heading_20_6" style:display-name="Heading 6" style:family="paragraph" style:parent-style-name="Heading" style:next-style-name="Text_20_body" style:class="text" style:default-outline-level="6">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top="0in" fo:margin-bottom="0in"/>
      <style:text-properties style:font-name="Times New Roman1" fo:font-size="12pt" style:font-name-asian="Times New Roman1" style:font-size-asian="12pt" style:font-name-complex="Times New Roman1"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style:font-name="Times New Roman1" fo:font-size="12pt" fo:font-style="italic" style:font-name-asian="Times New Roman1" style:font-size-asian="12pt" style:font-name-complex="Times New Roman1" style:font-size-complex="12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0598in" fo:margin-bottom="0.1965in" fo:text-indent="0in" style:auto-text-indent="false" fo:padding="0.1in" fo:border="0.0008in solid #ddddd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aragraph_20_Default" style:display-name="Paragraph Default" style:family="paragraph" style:master-page-name="">
      <style:paragraph-properties style:page-number="auto" text:number-lines="false" text:line-number="0"/>
    </style:style>
    <style:style style:name="Paragraph_20_Padding" style:display-name="Paragraph Padding" style:family="paragraph" style:parent-style-name="Paragraph_20_Default" style:master-page-name="">
      <style:paragraph-properties fo:margin-top="0.0783in" fo:margin-bottom="0in" fo:text-align="justify" style:justify-single-word="false" style:page-number="auto" fo:background-color="transparent" fo:padding="0in" fo:border="none" style:shadow="none">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master-page-name="">
      <style:table-properties style:width="7.3188in" style:rel-width="100%" style:page-number="0" fo:break-before="auto" fo:break-after="auto" table:align="left"/>
    </style:style>
    <style:style style:name="Table1.A" style:family="table-column">
      <style:table-column-properties style:column-width="3.6597in" style:rel-column-width="32767*"/>
    </style:style>
    <style:style style:name="P1" style:family="paragraph" style:parent-style-name="Text_20_body" style:master-page-name="">
      <style:paragraph-properties style:page-number="auto" fo:break-before="auto" fo:break-after="auto"/>
    </style:style>
    <style:style style:name="P2" style:family="paragraph" style:parent-style-name="Table_20_Contents">
      <style:paragraph-properties fo:margin-left="0in" fo:margin-right="0.0402in" fo:margin-top="0.0201in" fo:margin-bottom="0in" fo:text-align="start" style:justify-single-word="false" fo:text-indent="0in" style:auto-text-indent="false"/>
    </style:style>
    <style:style style:name="P3" style:family="paragraph" style:parent-style-name="Table_20_Contents">
      <style:paragraph-properties fo:margin-left="0in" fo:margin-right="0.0402in" fo:margin-top="0.0201in" fo:margin-bottom="0in" fo:text-align="end" style:justify-single-word="false" fo:text-indent="0in" style:auto-text-indent="false"/>
      <style:text-properties fo:font-size="7pt"/>
    </style:style>
    <style:style style:name="T1" style:family="text">
      <style:text-properties fo:font-size="7pt"/>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fo:border="none" fo:padding="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header>
        <text:p text:style-name="P1">  </text:p>
      </style:header>
      <style:footer>
        <table:table table:name="Table1" table:style-name="Table1">
          <table:table-column table:style-name="Table1.A" table:number-columns-repeated="2"/>
          <table:table-row>
            <table:table-cell office:value-type="string">
              <text:p text:style-name="P2"><text:span text:style-name="T1">(C) Grad-Soft ltd. </text:span><text:a xlink:type="simple" xlink:href="http://www.gradsoft.ua/"><text:span text:style-name="T1">http://www.gradsoft.ua</text:span></text:a></text:p>
            </table:table-cell>
            <table:table-cell office:value-type="string">
              <text:p text:style-name="P3">Page 1 of 24 </text:p>
            </table:table-cell>
          </table:table-row>
        </table:table>
      </style:footer>
    </style:master-page>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10-20T07:02:30</meta:creation-date>
    <dc:creator>Ruslan Shevchenko</dc:creator>
    <dc:date>2008-08-05T20:57:04</dc:date>
    <dc:language>en-US</dc:language>
    <meta:editing-cycles>27</meta:editing-cycles>
    <meta:editing-duration>P1DT15H23M58S</meta:editing-duration>
    <meta:user-defined meta:name="Info 1"/>
    <meta:user-defined meta:name="Info 2"/>
    <meta:user-defined meta:name="Info 3"/>
    <meta:user-defined meta:name="Info 4"/>
    <meta:document-statistic meta:table-count="2" meta:image-count="0" meta:object-count="0" meta:page-count="24" meta:paragraph-count="848" meta:word-count="6159" meta:character-count="42739"/>
  </office:meta>
</office:document-meta>
</file>